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_21315__20998__20301_" style:data-style-name="N49">
      <style:table-cell-properties fo:border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9.2075cm" style:use-optimal-column-width="true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6.6675cm" style:use-optimal-column-width="true"/>
    </style:style>
    <style:style style:name="co6" style:family="table-column">
      <style:table-column-properties fo:break-before="auto" style:column-width="4.81541666666667cm"/>
    </style:style>
    <style:style style:name="co7" style:family="table-column">
      <style:table-column-properties fo:break-before="auto" style:column-width="4.683125cm" style:use-optimal-column-width="true"/>
    </style:style>
    <style:style style:name="co8" style:family="table-column">
      <style:table-column-properties fo:break-before="auto" style:column-width="7.223125cm" style:use-optimal-column-width="true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6375" table:default-cell-style-name="ce5"/>
        <table:table-row table:style-name="ro1">
          <table:table-cell office:value-type="string" table:style-name="ce1">
            <text:p>臺東縣政府104年度對議員所提地方建設建議事項處理明細表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1">
          <table:table-cell office:value-type="string" table:style-name="ce1">
            <text:p>至104年6月止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表4</text:p>
          </table:table-cell>
          <table:table-cell office:value-type="string" table:number-columns-spanned="7" table:number-rows-spanned="1" table:style-name="ce23">
            <text:p><text:s text:c="14"/>(本表為半年報)</text:p>
          </table:table-cell>
          <table:covered-table-cell table:number-columns-repeated="6"/>
          <table:table-cell office:value-type="string" table:style-name="ce7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30">
            <text:p>議員姓名</text:p>
          </table:table-cell>
          <table:table-cell office:value-type="string" table:number-columns-spanned="1" table:number-rows-spanned="2" table:style-name="ce30">
            <text:p>建議項目及內容</text:p>
          </table:table-cell>
          <table:table-cell office:value-type="string" table:number-columns-spanned="1" table:number-rows-spanned="2" table:style-name="ce30">
            <text:p>建議地點</text:p>
          </table:table-cell>
          <table:table-cell office:value-type="string" table:number-columns-spanned="1" table:number-rows-spanned="2" table:style-name="ce30">
            <text:p>建議金額</text:p>
          </table:table-cell>
          <table:table-cell office:value-type="string" table:number-columns-spanned="5" table:number-rows-spanned="1" table:style-name="ce30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8">
            <text:p>核定金額</text:p>
          </table:table-cell>
          <table:table-cell office:value-type="string" table:style-name="ce8">
            <text:p>經費支用科目</text:p>
          </table:table-cell>
          <table:table-cell office:value-type="string" table:style-name="ce8">
            <text:p>主辦機關</text:p>
          </table:table-cell>
          <table:table-cell office:value-type="string" table:style-name="ce8">
            <text:p>招標方式</text:p>
          </table:table-cell>
          <table:table-cell office:value-type="string" table:style-name="ce8">
            <text:p>得標廠商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林東滿</text:p>
          </table:table-cell>
          <table:table-cell office:value-type="string" table:style-name="ce15">
            <text:p>議員建議--充實東河鄉都蘭番荔枝產銷農業生產(搬運車)設備</text:p>
          </table:table-cell>
          <table:table-cell office:value-type="string" table:style-name="ce13">
            <text:p>東河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2應付歲出保留款-充實經建業務設備-(經建)專案計畫業務</text:p>
          </table:table-cell>
          <table:table-cell office:value-type="string" table:style-name="ce17">
            <text:p>東河鄉公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原興農機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志峰</text:p>
          </table:table-cell>
          <table:table-cell office:value-type="string" table:style-name="ce15">
            <text:p>議員建議--購置辦公室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台東縣總工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元組資訊企業社,東元電機股份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謝賢裕</text:p>
          </table:table-cell>
          <table:table-cell office:value-type="string" table:style-name="ce15">
            <text:p>議員建議--購置辦公室設備</text:p>
          </table:table-cell>
          <table:table-cell office:value-type="string" table:style-name="ce13">
            <text:p>鹿野鄉</text:p>
          </table:table-cell>
          <table:table-cell office:value-type="float" office:value="94" table:style-name="ce9">
            <text:p><text:s/>94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財團法人天主教會花蓮教區鹿野天主堂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中華鐵櫃家具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翁麗吟</text:p>
          </table:table-cell>
          <table:table-cell office:value-type="string" table:style-name="ce15">
            <text:p>議員建議--購置教學資訊設備</text:p>
          </table:table-cell>
          <table:table-cell office:value-type="string" table:style-name="ce13">
            <text:p>太麻里鄉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太麻里鄉大王國小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元組資訊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台東縣台東市民眾服務社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互盛股份有限公司台東分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吳景槐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臺東市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台東縣荖花荖葉包裝加工職業工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元組資訊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吳景槐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台東縣荖花荖葉包裝加工職業工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台灣富士全錄股份有限公司台東分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林東滿</text:p>
          </table:table-cell>
          <table:table-cell office:value-type="string" table:style-name="ce15">
            <text:p>議員建議--台東大隊辦理辦公室相關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南迴電器行、綠盟電腦資訊社、湛之泉實業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蔡玉玲</text:p>
          </table:table-cell>
          <table:table-cell office:value-type="string" table:style-name="ce15">
            <text:p>議員建議--購置傳教教學周邊設備</text:p>
          </table:table-cell>
          <table:table-cell office:value-type="string" table:style-name="ce13">
            <text:p>達仁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財團法人天主教會花蓮教區金崙堂區土坂天主堂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萬生</text:p>
          </table:table-cell>
          <table:table-cell office:value-type="string" table:style-name="ce15">
            <text:p>議員建議--購置充實原住民學校射箭運動器材設備</text:p>
          </table:table-cell>
          <table:table-cell office:value-type="string" table:style-name="ce13">
            <text:p>鹿野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立瑞源國中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資茂國際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林東滿</text:p>
          </table:table-cell>
          <table:table-cell office:value-type="string" table:style-name="ce15">
            <text:p>議員建議--辦理南八里道路改善工程</text:p>
          </table:table-cell>
          <table:table-cell office:value-type="string" table:style-name="ce13">
            <text:p>東河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建設處土木科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立鑫土木包工業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田石雄</text:p>
          </table:table-cell>
          <table:table-cell office:value-type="string" table:style-name="ce15">
            <text:p>議員建議--購置飲水機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89" table:style-name="ce9">
            <text:p><text:s/>8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豐田國中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鼎立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志峰</text:p>
          </table:table-cell>
          <table:table-cell office:value-type="string" table:style-name="ce15">
            <text:p>議員建議--訓練科購置健身房運動器材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貫雨企業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萬生</text:p>
          </table:table-cell>
          <table:table-cell office:value-type="string" table:style-name="ce15">
            <text:p>議員建議--購置部落產業設備</text:p>
          </table:table-cell>
          <table:table-cell office:value-type="string" table:style-name="ce13">
            <text:p>鹿野鄉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聖佳琳原住民關懷發展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翁麗吟</text:p>
          </table:table-cell>
          <table:table-cell office:value-type="string" table:style-name="ce15">
            <text:p>議員建議--辦理大王村活動中心設施工程</text:p>
          </table:table-cell>
          <table:table-cell office:value-type="string" table:style-name="ce13">
            <text:p>太麻里鄉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太麻里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辦理里壠里崁頂路燈增設工程</text:p>
          </table:table-cell>
          <table:table-cell office:value-type="string" table:style-name="ce13">
            <text:p>關山鎮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翁麗吟</text:p>
          </table:table-cell>
          <table:table-cell office:value-type="string" table:style-name="ce15">
            <text:p>議員建議--美和村新活動中心購置戶外休閒設施設備</text:p>
          </table:table-cell>
          <table:table-cell office:value-type="string" table:style-name="ce13">
            <text:p>太麻里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太麻里鄉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張順成</text:p>
          </table:table-cell>
          <table:table-cell office:value-type="string" table:style-name="ce15">
            <text:p>議員建議--購置改善行政與教學設備</text:p>
          </table:table-cell>
          <table:table-cell office:value-type="string" table:style-name="ce13">
            <text:p>海端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海端鄉錦屏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台灣富士全錄股份有限公司台東分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林東滿</text:p>
          </table:table-cell>
          <table:table-cell office:value-type="string" table:style-name="ce15">
            <text:p>議員建議--稻米產銷班第1班購置農業生產(割草機)設備</text:p>
          </table:table-cell>
          <table:table-cell office:value-type="string" table:style-name="ce13">
            <text:p>東河鄉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7">
            <text:p>102應付歲出保留款-充實經建業務設備-(經建)專案計畫業務</text:p>
          </table:table-cell>
          <table:table-cell office:value-type="string" table:style-name="ce17">
            <text:p>東河鄉公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原興農機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順成</text:p>
          </table:table-cell>
          <table:table-cell office:value-type="string" table:style-name="ce15">
            <text:p>議員建議--購置充實教學環境設備</text:p>
          </table:table-cell>
          <table:table-cell office:value-type="string" table:style-name="ce13">
            <text:p>海端鄉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海端鄉加拿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樂多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延平鄉衛生所購置辦公室設備</text:p>
          </table:table-cell>
          <table:table-cell office:value-type="string" table:style-name="ce13">
            <text:p>延平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台東縣衛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慈輝電腦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江堅壽</text:p>
          </table:table-cell>
          <table:table-cell office:value-type="string" table:style-name="ce15">
            <text:p>議員建議--購置訓練場簡易式廁所設備</text:p>
          </table:table-cell>
          <table:table-cell office:value-type="string" table:style-name="ce13">
            <text:p>臺東市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88" table:style-name="ce9">
            <text:p><text:s/>8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漆彈運動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欣儒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順成</text:p>
          </table:table-cell>
          <table:table-cell office:value-type="string" table:style-name="ce15">
            <text:p>議員建議--購置充實美化綠化校園環境設備</text:p>
          </table:table-cell>
          <table:table-cell office:value-type="string" table:style-name="ce13">
            <text:p>海端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海端鄉霧鹿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樂多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翁麗吟</text:p>
          </table:table-cell>
          <table:table-cell office:value-type="string" table:style-name="ce15">
            <text:p>議員建議--購置104年度電腦機房設備</text:p>
          </table:table-cell>
          <table:table-cell office:value-type="string" table:style-name="ce13">
            <text:p>太麻里鄉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太麻里鄉大王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台灣頭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饒慶鈴</text:p>
          </table:table-cell>
          <table:table-cell office:value-type="string" table:style-name="ce15">
            <text:p>議員建議--購置改善學校教學設備</text:p>
          </table:table-cell>
          <table:table-cell office:value-type="string" table:style-name="ce13">
            <text:p>臺東市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台東市寶桑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巧鋸實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田石雄</text:p>
          </table:table-cell>
          <table:table-cell office:value-type="string" table:style-name="ce15">
            <text:p>議員建議--購置充實健康中心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豐田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更生醫療儀器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田石雄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卑南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卑南鄉安天宮</text:p>
          </table:table-cell>
          <table:table-cell office:value-type="string" table:style-name="ce17">
            <text:p>依共同供應契約辦理採購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周達三</text:p>
          </table:table-cell>
          <table:table-cell office:value-type="string" table:style-name="ce15">
            <text:p>議員建議--購置辦公電話主機與成績處理改善設備</text:p>
          </table:table-cell>
          <table:table-cell office:value-type="string" table:style-name="ce13">
            <text:p>成功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成功鎮新港國中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捷宇通訊行、慈輝電腦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順成</text:p>
          </table:table-cell>
          <table:table-cell office:value-type="string" table:style-name="ce15">
            <text:p>議員建議--購置音響設備</text:p>
          </table:table-cell>
          <table:table-cell office:value-type="string" table:style-name="ce13">
            <text:p>海端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天主教花蓮教區海端堂區初來天主堂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順成</text:p>
          </table:table-cell>
          <table:table-cell office:value-type="string" table:style-name="ce15">
            <text:p>議員建議--購置改善教學環境設備</text:p>
          </table:table-cell>
          <table:table-cell office:value-type="string" table:style-name="ce13">
            <text:p>海端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海端鄉廣原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樂多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辦理成功鎮信義里南都歷段農路新建工程</text:p>
          </table:table-cell>
          <table:table-cell office:value-type="string" table:style-name="ce13">
            <text:p>成功鎮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黃秋</text:p>
          </table:table-cell>
          <table:table-cell office:value-type="string" table:style-name="ce15">
            <text:p>議員建議--購置103年度充實樂器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仁愛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弦音樂器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順成</text:p>
          </table:table-cell>
          <table:table-cell office:value-type="string" table:style-name="ce15">
            <text:p>議員建議--購置跨機關合作移動辦公室設備</text:p>
          </table:table-cell>
          <table:table-cell office:value-type="string" table:style-name="ce13">
            <text:p>關山鎮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39" table:style-name="ce9">
            <text:p><text:s/>3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關山地政事務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東昊商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王清堅</text:p>
          </table:table-cell>
          <table:table-cell office:value-type="string" table:style-name="ce15">
            <text:p>議員建議--購置充實教學基本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台東市建和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馬卡巴嗨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田石雄</text:p>
          </table:table-cell>
          <table:table-cell office:value-type="string" table:style-name="ce15">
            <text:p>議員建議--辦理富興村農東池046道路破損修復工程</text:p>
          </table:table-cell>
          <table:table-cell office:value-type="string" table:style-name="ce13">
            <text:p>池上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102應付歲出保留款-充實經建業務設備-(經建)專案計畫業務</text:p>
          </table:table-cell>
          <table:table-cell office:value-type="string" table:style-name="ce17">
            <text:p>池上鄉公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冠劼土木包工業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志峰</text:p>
          </table:table-cell>
          <table:table-cell office:value-type="string" table:style-name="ce15">
            <text:p>議員建議--大武分局森永派出所辦理辦公廳舍環境工程</text:p>
          </table:table-cell>
          <table:table-cell office:value-type="string" table:style-name="ce13">
            <text:p>大武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新日室內裝璜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饒慶鈴</text:p>
          </table:table-cell>
          <table:table-cell office:value-type="string" table:style-name="ce15">
            <text:p>議員建議--辦理新港蓄水池工程</text:p>
          </table:table-cell>
          <table:table-cell office:value-type="string" table:style-name="ce13">
            <text:p>成功鎮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建設處土木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蔡玉玲</text:p>
          </table:table-cell>
          <table:table-cell office:value-type="string" table:style-name="ce15">
            <text:p>議員建議--購置影印機、列表機、數位相機等設備</text:p>
          </table:table-cell>
          <table:table-cell office:value-type="string" table:style-name="ce13">
            <text:p>達仁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87" table:style-name="ce9">
            <text:p><text:s/>8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灣基督長老教會達仁教會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蔚宏資訊,互盛股份有限公司台東分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吳景槐</text:p>
          </table:table-cell>
          <table:table-cell office:value-type="string" table:style-name="ce15">
            <text:p>議員建議--購置充實辦公室軟硬體設備</text:p>
          </table:table-cell>
          <table:table-cell office:value-type="string" table:style-name="ce13">
            <text:p>臺東市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電器裝修業職業工會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正昕電腦資訊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洪宗楷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臺東市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社團法人台東縣弱勢者關懷協會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綠盟電腦資訊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黃秋</text:p>
          </table:table-cell>
          <table:table-cell office:value-type="string" table:style-name="ce15">
            <text:p>議員建議--購置班級桌上型電腦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豐田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元組資訊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辦理中興路二段150巷23弄排水溝及路面改善工程</text:p>
          </table:table-cell>
          <table:table-cell office:value-type="string" table:style-name="ce13">
            <text:p>臺東市</text:p>
          </table:table-cell>
          <table:table-cell office:value-type="float" office:value="412" table:style-name="ce9">
            <text:p><text:s/>412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王清堅</text:p>
          </table:table-cell>
          <table:table-cell office:value-type="string" table:style-name="ce15">
            <text:p>議員建議--台東大隊特搜分隊辦理104年度購置辦公廳舍設備及器材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三淼企業社、永成鋁門窗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洪宗楷</text:p>
          </table:table-cell>
          <table:table-cell office:value-type="string" table:style-name="ce15">
            <text:p>議員建議--辦理104年度教師教學研討室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東海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永旭廚具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吳秀華</text:p>
          </table:table-cell>
          <table:table-cell office:value-type="string" table:style-name="ce15">
            <text:p>議員建議--購置兒童樂隊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東海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弘文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宏宗</text:p>
          </table:table-cell>
          <table:table-cell office:value-type="string" table:style-name="ce15">
            <text:p>議員建議--購置提升辦公設備</text:p>
          </table:table-cell>
          <table:table-cell office:value-type="string" table:style-name="ce13">
            <text:p>關山鎮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關山戶政事務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吉佑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萬生</text:p>
          </table:table-cell>
          <table:table-cell office:value-type="string" table:style-name="ce15">
            <text:p>議員建議--購置音響系統設備</text:p>
          </table:table-cell>
          <table:table-cell office:value-type="string" table:style-name="ce13">
            <text:p>鹿野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81" table:style-name="ce9">
            <text:p><text:s/>81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鹿野鄉瑞源瑞隆部落祭藝傳承協會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綜泰科技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張順成</text:p>
          </table:table-cell>
          <table:table-cell office:value-type="string" table:style-name="ce15">
            <text:p>議員建議--購置104年度充實宿舍設備</text:p>
          </table:table-cell>
          <table:table-cell office:value-type="string" table:style-name="ce13">
            <text:p>海端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-獎補助費</text:p>
          </table:table-cell>
          <table:table-cell office:value-type="string" table:style-name="ce17">
            <text:p>海端鄉崁頂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志峰</text:p>
          </table:table-cell>
          <table:table-cell office:value-type="string" table:style-name="ce15">
            <text:p>議員建議--購置校園園藝環境維護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豐年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東皇昌五金工具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林琮翰</text:p>
          </table:table-cell>
          <table:table-cell office:value-type="string" table:style-name="ce15">
            <text:p>議員建議--購置桌上型電腦主機等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-獎補助費</text:p>
          </table:table-cell>
          <table:table-cell office:value-type="string" table:style-name="ce17">
            <text:p>臺東縣原住民傳統祭儀教育文化發展協會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洪宗楷</text:p>
          </table:table-cell>
          <table:table-cell office:value-type="string" table:style-name="ce15">
            <text:p>議員建議--購置演出活動設備</text:p>
          </table:table-cell>
          <table:table-cell office:value-type="string" table:style-name="ce13">
            <text:p>臺東市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蝴蝶合唱團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辦理瑞和活動中心修繕工程</text:p>
          </table:table-cell>
          <table:table-cell office:value-type="string" table:style-name="ce13">
            <text:p>鹿野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鹿野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卓然</text:p>
          </table:table-cell>
          <table:table-cell office:value-type="string" table:style-name="ce15">
            <text:p>議員建議--辦理卑南鄉三塊厝段179-3地號5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卓然</text:p>
          </table:table-cell>
          <table:table-cell office:value-type="string" table:style-name="ce15">
            <text:p>議員建議--辦理卑南鄉明峰村三塊厝段179-1地號5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景槐</text:p>
          </table:table-cell>
          <table:table-cell office:value-type="string" table:style-name="ce15">
            <text:p>議員建議--辦理太麻里鄉溫泉村545、510地號100噸蓄水池興建工程</text:p>
          </table:table-cell>
          <table:table-cell office:value-type="string" table:style-name="ce13">
            <text:p>太麻里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謝賢裕</text:p>
          </table:table-cell>
          <table:table-cell office:value-type="string" table:style-name="ce15">
            <text:p>議員建議--人事室購置辦公室木製資料櫃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東陽建材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順成</text:p>
          </table:table-cell>
          <table:table-cell office:value-type="string" table:style-name="ce15">
            <text:p>議員建議--購置提升辦公設備</text:p>
          </table:table-cell>
          <table:table-cell office:value-type="string" table:style-name="ce13">
            <text:p>關山鎮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39" table:style-name="ce9">
            <text:p><text:s/>3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關山戶政事務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大同股份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辦理改善集會所桌球場地工程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豐榮國小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人文企業工程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購置充實教育設備</text:p>
          </table:table-cell>
          <table:table-cell office:value-type="string" table:style-name="ce13">
            <text:p>卑南鄉</text:p>
          </table:table-cell>
          <table:table-cell office:value-type="float" office:value="54" table:style-name="ce9">
            <text:p><text:s/>54<text:s/>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阿里擺文教協會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周達三</text:p>
          </table:table-cell>
          <table:table-cell office:value-type="string" table:style-name="ce15">
            <text:p>議員建議--購置104年山域救助救災裝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名帥體育用品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胡秋金</text:p>
          </table:table-cell>
          <table:table-cell office:value-type="string" table:style-name="ce15">
            <text:p>議員建議--購置建置數位教學設備</text:p>
          </table:table-cell>
          <table:table-cell office:value-type="string" table:style-name="ce13">
            <text:p>臺東市</text:p>
          </table:table-cell>
          <table:table-cell office:value-type="float" office:value="1000" table:style-name="ce9">
            <text:p><text:s/>1,000<text:s/>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立四維幼兒園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張卓然</text:p>
          </table:table-cell>
          <table:table-cell office:value-type="string" table:style-name="ce15">
            <text:p>議員建議--台東分局馬蘭派出所購置辦公椅、電話機等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翰誠企業有限公司、笙暘科技企業社、益發電器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洪宗楷</text:p>
          </table:table-cell>
          <table:table-cell office:value-type="string" table:style-name="ce15">
            <text:p>議員建議--臺東分局豐里派出所辦理值勤臺及浴廁修繕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憬裝潢工程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王清堅</text:p>
          </table:table-cell>
          <table:table-cell office:value-type="string" table:style-name="ce15">
            <text:p>議員建議--購置充實廣播教學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豐年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馬卡巴嗨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志峰</text:p>
          </table:table-cell>
          <table:table-cell office:value-type="string" table:style-name="ce15">
            <text:p>議員建議--臺東分局偵查隊購置沙發椅等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一家傢俱行、宏憬裝潢工程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黃秋</text:p>
          </table:table-cell>
          <table:table-cell office:value-type="string" table:style-name="ce15">
            <text:p>議員建議--辦理104年度會議室改善工程</text:p>
          </table:table-cell>
          <table:table-cell office:value-type="string" table:style-name="ce13">
            <text:p>太麻里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太麻里鄉美和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佑穎營造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辦理德高里西莊路面改善工程</text:p>
          </table:table-cell>
          <table:table-cell office:value-type="string" table:style-name="ce13">
            <text:p>關山鎮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-獎補助費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辦理德高東明排水農路路面改善工程</text:p>
          </table:table-cell>
          <table:table-cell office:value-type="string" table:style-name="ce13">
            <text:p>關山鎮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-獎補助費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志峰</text:p>
          </table:table-cell>
          <table:table-cell office:value-type="string" table:style-name="ce15">
            <text:p>議員建議--購置戶政端末工作站主機等設備</text:p>
          </table:table-cell>
          <table:table-cell office:value-type="string" table:style-name="ce13">
            <text:p>臺東市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7">
            <text:p>充實經建業務設備-(經建)專案計畫業務-獎補助費</text:p>
          </table:table-cell>
          <table:table-cell office:value-type="string" table:style-name="ce17">
            <text:p>臺東戶政事務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大同股份有限公司台東分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許進榮</text:p>
          </table:table-cell>
          <table:table-cell office:value-type="string" table:style-name="ce15">
            <text:p>議員建議--購置行政電腦主機等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戶政事務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大同股份有限公司台東分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少年警察隊購置104年度冷氣機、飲水機設備</text:p>
          </table:table-cell>
          <table:table-cell office:value-type="string" table:style-name="ce13">
            <text:p>臺東市</text:p>
          </table:table-cell>
          <table:table-cell office:value-type="float" office:value="51" table:style-name="ce9">
            <text:p><text:s/>51<text:s/></text:p>
          </table:table-cell>
          <table:table-cell office:value-type="float" office:value="51" table:style-name="ce9">
            <text:p><text:s/>51<text:s/></text:p>
          </table:table-cell>
          <table:table-cell office:value-type="string" table:style-name="ce17">
            <text:p>充實經建業務設備-(經建)專案計畫業務-獎補助費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東農電器行、捷保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黃秋</text:p>
          </table:table-cell>
          <table:table-cell office:value-type="string" table:style-name="ce15">
            <text:p>議員建議--購置電腦與監視系統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動物防疫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元組資訊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田石雄</text:p>
          </table:table-cell>
          <table:table-cell office:value-type="string" table:style-name="ce15">
            <text:p>議員建議--購置改善辦公效率設備</text:p>
          </table:table-cell>
          <table:table-cell office:value-type="string" table:style-name="ce13">
            <text:p>臺東市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福州十一縣市同鄉會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宏宜企業社,大同綜合訊電股份有限公司台東分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周達三</text:p>
          </table:table-cell>
          <table:table-cell office:value-type="string" table:style-name="ce15">
            <text:p>議員建議--臺東大隊臺東分隊購置辦公廳舍及器材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正益儀器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張順成</text:p>
          </table:table-cell>
          <table:table-cell office:value-type="string" table:style-name="ce15">
            <text:p>議員建議--辦理德高東明南北向農路路面改善工程</text:p>
          </table:table-cell>
          <table:table-cell office:value-type="string" table:style-name="ce13">
            <text:p>關山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辦理德高東明南北向農路路面改善工程</text:p>
          </table:table-cell>
          <table:table-cell office:value-type="string" table:style-name="ce13">
            <text:p>關山鎮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翁麗吟</text:p>
          </table:table-cell>
          <table:table-cell office:value-type="string" table:style-name="ce15">
            <text:p>議員建議--購置改善薑產銷班第3班班場所設備</text:p>
          </table:table-cell>
          <table:table-cell office:value-type="string" table:style-name="ce13">
            <text:p>太麻里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太麻里地區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購置小火車蓄電池及廣播系統等設備</text:p>
          </table:table-cell>
          <table:table-cell office:value-type="string" table:style-name="ce13">
            <text:p>關山鎮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張順成</text:p>
          </table:table-cell>
          <table:table-cell office:value-type="string" table:style-name="ce15">
            <text:p>議員建議--關山大隊關山分隊購置更新辦公室設備</text:p>
          </table:table-cell>
          <table:table-cell office:value-type="string" table:style-name="ce13">
            <text:p>關山鎮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8" table:style-name="ce9">
            <text:p><text:s/>4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大同綜合訊電股份有限公司、建誠電氣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高美珠</text:p>
          </table:table-cell>
          <table:table-cell office:value-type="string" table:style-name="ce15">
            <text:p>議員建議--購置充實拔河設備</text:p>
          </table:table-cell>
          <table:table-cell office:value-type="string" table:style-name="ce13">
            <text:p>東河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體育會拔河委員會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世際體育用品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王清堅</text:p>
          </table:table-cell>
          <table:table-cell office:value-type="string" table:style-name="ce15">
            <text:p>議員建議--購置教學廣播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豐田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正益儀器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李建智</text:p>
          </table:table-cell>
          <table:table-cell office:value-type="string" table:style-name="ce15">
            <text:p>議員建議--購置體育器材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豐榮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購置充實機器人社教學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東海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創意機器人科技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辦理博愛里宜灣社區擋水牆續接工程</text:p>
          </table:table-cell>
          <table:table-cell office:value-type="string" table:style-name="ce13">
            <text:p>成功鎮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辦理興安路一段200巷排水溝改善工程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翁麗吟</text:p>
          </table:table-cell>
          <table:table-cell office:value-type="string" table:style-name="ce15">
            <text:p>議員建議--大武分局太麻里分駐所購置充實辦公設備</text:p>
          </table:table-cell>
          <table:table-cell office:value-type="string" table:style-name="ce13">
            <text:p>大武鄉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大同股份有限公司台東分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林琮翰</text:p>
          </table:table-cell>
          <table:table-cell office:value-type="string" table:style-name="ce15">
            <text:p>議員建議--購置電腦及印表機周邊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84" table:style-name="ce9">
            <text:p><text:s/>84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財團法人天主教會花蓮教區知本天主堂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友耀科技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宏宗</text:p>
          </table:table-cell>
          <table:table-cell office:value-type="string" table:style-name="ce15">
            <text:p>議員建議--購置社區廚房設備</text:p>
          </table:table-cell>
          <table:table-cell office:value-type="string" table:style-name="ce13">
            <text:p>鹿野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鹿野鄉龍田社區發展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國信商行,文化水電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吳秀華</text:p>
          </table:table-cell>
          <table:table-cell office:value-type="string" table:style-name="ce15">
            <text:p>議員建議--購置圖書館書櫃設備</text:p>
          </table:table-cell>
          <table:table-cell office:value-type="string" table:style-name="ce13">
            <text:p>大武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大武鄉大鳥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衍兵輕鋼架裝璜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尤忠正</text:p>
          </table:table-cell>
          <table:table-cell office:value-type="string" table:style-name="ce15">
            <text:p>議員建議--購置脫粒機設備</text:p>
          </table:table-cell>
          <table:table-cell office:value-type="string" table:style-name="ce13">
            <text:p>大武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大武鄉大竹社區發展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永豐農器工廠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辦理馬當部落聚會所傳統射箭活動場屋簷延伸遮風遮雨設施工程</text:p>
          </table:table-cell>
          <table:table-cell office:value-type="string" table:style-name="ce13">
            <text:p>臺東市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秋</text:p>
          </table:table-cell>
          <table:table-cell office:value-type="string" table:style-name="ce15">
            <text:p>議員建議--辦理卑南鄉富山村富山段320地號10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辦理興昌村興隆社區環境整治工程</text:p>
          </table:table-cell>
          <table:table-cell office:value-type="string" table:style-name="ce13">
            <text:p>東河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公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盈鑫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辦理台東市卑南文化公園路路燈新設工程</text:p>
          </table:table-cell>
          <table:table-cell office:value-type="string" table:style-name="ce13">
            <text:p>臺東市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張卓然</text:p>
          </table:table-cell>
          <table:table-cell office:value-type="string" table:style-name="ce15">
            <text:p>議員建議--辦理卑南鄉利家段5548、5549、5550、5559第號10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陳志峰</text:p>
          </table:table-cell>
          <table:table-cell office:value-type="string" table:style-name="ce15">
            <text:p>議員建議--臺東分隊購置臺東義消分隊照明設備</text:p>
          </table:table-cell>
          <table:table-cell office:value-type="string" table:style-name="ce13">
            <text:p>臺東市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德皇國際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辦理三間部落後山農路改善工程</text:p>
          </table:table-cell>
          <table:table-cell office:value-type="string" table:style-name="ce13">
            <text:p>長濱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-獎補助費</text:p>
          </table:table-cell>
          <table:table-cell office:value-type="string" table:style-name="ce17">
            <text:p>長濱鄉公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信宏土木包工業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周達三</text:p>
          </table:table-cell>
          <table:table-cell office:value-type="string" table:style-name="ce15">
            <text:p>議員建議--辦理夜間照明及水電整修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台東市富岡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佑騰水電工程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周達三</text:p>
          </table:table-cell>
          <table:table-cell office:value-type="string" table:style-name="ce15">
            <text:p>議員建議--購置臺東分局中興派出所電話等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台東分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笙暘科技企業社、益發電器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胡秋金</text:p>
          </table:table-cell>
          <table:table-cell office:value-type="string" table:style-name="ce15">
            <text:p>議員建議--購置臺東分局第二組 電腦等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笙暘科技企業社、明峻電腦資訊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許進榮</text:p>
          </table:table-cell>
          <table:table-cell office:value-type="string" table:style-name="ce15">
            <text:p>議員建議--購置都歷掩埋場及清潔隊辦公室設備</text:p>
          </table:table-cell>
          <table:table-cell office:value-type="string" table:style-name="ce13">
            <text:p>成功鎮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成功鎮公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珍食堡實業股份有限公司、華榮電器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吳秀華</text:p>
          </table:table-cell>
          <table:table-cell office:value-type="string" table:style-name="ce15">
            <text:p>議員建議--購置辦公室設備</text:p>
          </table:table-cell>
          <table:table-cell office:value-type="string" table:style-name="ce13">
            <text:p>臺東市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在地綠色飲食發展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元組資訊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臺東分局勤務指揮中心及公館派出所購置電腦等設備</text:p>
          </table:table-cell>
          <table:table-cell office:value-type="string" table:style-name="ce13">
            <text:p>臺東市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明峻電腦資訊社、捷保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尤忠正</text:p>
          </table:table-cell>
          <table:table-cell office:value-type="string" table:style-name="ce15">
            <text:p>議員建議--人事室購置電腦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未達公告金額採購</text:p>
          </table:table-cell>
          <table:table-cell office:value-type="string" table:style-name="ce17">
            <text:p>明峻電腦資訊社、慈輝電腦有限公司、東之水商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吳景槐</text:p>
          </table:table-cell>
          <table:table-cell office:value-type="string" table:style-name="ce15">
            <text:p>議員建議--人事室購置電腦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未達公告金額採購</text:p>
          </table:table-cell>
          <table:table-cell office:value-type="string" table:style-name="ce17">
            <text:p>明峻電腦資訊社、慈輝電腦有限公司、東之水商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黃秋</text:p>
          </table:table-cell>
          <table:table-cell office:value-type="string" table:style-name="ce15">
            <text:p>議員建議--人事室購置電腦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未達公告金額採購</text:p>
          </table:table-cell>
          <table:table-cell office:value-type="string" table:style-name="ce17">
            <text:p>明峻電腦資訊社、慈輝電腦有限公司、東之水商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許進榮</text:p>
          </table:table-cell>
          <table:table-cell office:value-type="string" table:style-name="ce15">
            <text:p>議員建議--人事室購置電腦設備</text:p>
          </table:table-cell>
          <table:table-cell office:value-type="string" table:style-name="ce13">
            <text:p>臺東市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未達公告金額採購</text:p>
          </table:table-cell>
          <table:table-cell office:value-type="string" table:style-name="ce17">
            <text:p>明峻電腦資訊社、慈輝電腦有限公司、東之水商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黃瑞華</text:p>
          </table:table-cell>
          <table:table-cell office:value-type="string" table:style-name="ce15">
            <text:p>議員建議--購置104年辦公資訊設備</text:p>
          </table:table-cell>
          <table:table-cell office:value-type="string" table:style-name="ce13">
            <text:p>關山鎮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中華民國婦女聯合會青溪分會臺東縣支會關山鎮支分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東昊商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周達三</text:p>
          </table:table-cell>
          <table:table-cell office:value-type="string" table:style-name="ce15">
            <text:p>議員建議--購置104年度改善圖書館教學設備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光明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洪橋企業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購置擴音器材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體育會網球委員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笙暘科技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謝賢裕</text:p>
          </table:table-cell>
          <table:table-cell office:value-type="string" table:style-name="ce15">
            <text:p>議員建議--辦理公佈欄整修及學生自立餐廳餐桌購置設備</text:p>
          </table:table-cell>
          <table:table-cell office:value-type="string" table:style-name="ce13">
            <text:p>綠島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綠島鄉綠島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上揚室內裝潢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萬生</text:p>
          </table:table-cell>
          <table:table-cell office:value-type="string" table:style-name="ce15">
            <text:p>議員建議--購置社區活動中心字幕機暨辦公室設備</text:p>
          </table:table-cell>
          <table:table-cell office:value-type="string" table:style-name="ce13">
            <text:p>鹿野鄉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69" table:style-name="ce9">
            <text:p><text:s/>6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鹿野鄉永昌社區發展協會</text:p>
          </table:table-cell>
          <table:table-cell office:value-type="string" table:style-name="ce17">
            <text:p>依共同供應契約及逕洽廠商採購</text:p>
          </table:table-cell>
          <table:table-cell office:value-type="string" table:style-name="ce17">
            <text:p>明峻電腦資訊社,綜泰科技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購置興昌村辦公處辦公室內部及防災無線通訊設備</text:p>
          </table:table-cell>
          <table:table-cell office:value-type="string" table:style-name="ce13">
            <text:p>東河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許進榮</text:p>
          </table:table-cell>
          <table:table-cell office:value-type="string" table:style-name="ce15">
            <text:p>議員建議--購置104年度物資銀行及辦公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社團法人台灣安心家庭關懷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有財裝潢企業社,綠盟電腦資訊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林東滿</text:p>
          </table:table-cell>
          <table:table-cell office:value-type="string" table:style-name="ce15">
            <text:p>議員建議--成功大隊長濱分隊辦理廳舍電信及備勤室設備更新</text:p>
          </table:table-cell>
          <table:table-cell office:value-type="string" table:style-name="ce13">
            <text:p>長濱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正益儀器有限公司、吉善商行、集翔工程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購置104年度鹿寮會社設備</text:p>
          </table:table-cell>
          <table:table-cell office:value-type="string" table:style-name="ce13">
            <text:p>鹿野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75" table:style-name="ce9">
            <text:p><text:s/>7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鹿野鄉永安社區發展協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購置104年度鹿寮會社設備</text:p>
          </table:table-cell>
          <table:table-cell office:value-type="string" table:style-name="ce13">
            <text:p>鹿野鄉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67" table:style-name="ce9">
            <text:p><text:s/>6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鹿野鄉永安社區發展協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翁麗吟</text:p>
          </table:table-cell>
          <table:table-cell office:value-type="string" table:style-name="ce15">
            <text:p>議員建議--大武段381地號蓄水池興建工程</text:p>
          </table:table-cell>
          <table:table-cell office:value-type="string" table:style-name="ce13">
            <text:p>大武鄉</text:p>
          </table:table-cell>
          <table:table-cell office:value-type="float" office:value="220" table:style-name="ce9">
            <text:p><text:s/>22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大武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翁麗吟</text:p>
          </table:table-cell>
          <table:table-cell office:value-type="string" table:style-name="ce15">
            <text:p>議員建議--大武及大鳥巷道及排水改善工程</text:p>
          </table:table-cell>
          <table:table-cell office:value-type="string" table:style-name="ce13">
            <text:p>大武鄉</text:p>
          </table:table-cell>
          <table:table-cell office:value-type="float" office:value="600" table:style-name="ce9">
            <text:p><text:s/>600<text:s/>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大武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辦理卑南鄉大南段200地號10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辦理都蘭村環境整治工程</text:p>
          </table:table-cell>
          <table:table-cell office:value-type="string" table:style-name="ce13">
            <text:p>東河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購置提升政府網站網頁設計及製作設備</text:p>
          </table:table-cell>
          <table:table-cell office:value-type="string" table:style-name="ce13">
            <text:p>關山鎮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張卓然</text:p>
          </table:table-cell>
          <table:table-cell office:value-type="string" table:style-name="ce15">
            <text:p>議員建議--購置割草機設備</text:p>
          </table:table-cell>
          <table:table-cell office:value-type="string" table:style-name="ce13">
            <text:p>卑南鄉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皇都淨修院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大有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謝賢裕</text:p>
          </table:table-cell>
          <table:table-cell office:value-type="string" table:style-name="ce15">
            <text:p>議員建議--購置教室設備更新</text:p>
          </table:table-cell>
          <table:table-cell office:value-type="string" table:style-name="ce13">
            <text:p>關山鎮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關山鎮德高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蔡玉玲</text:p>
          </table:table-cell>
          <table:table-cell office:value-type="string" table:style-name="ce15">
            <text:p>議員建議--購置改善行政與教學電腦設備</text:p>
          </table:table-cell>
          <table:table-cell office:value-type="string" table:style-name="ce13">
            <text:p>達仁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達仁鄉安朔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慈輝電腦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辦理台東市中興路三段177巷AC路面改善工程</text:p>
          </table:table-cell>
          <table:table-cell office:value-type="string" table:style-name="ce13">
            <text:p>臺東市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辦理台東市民航路75巷11弄AC路面改善工程</text:p>
          </table:table-cell>
          <table:table-cell office:value-type="string" table:style-name="ce13">
            <text:p>臺東市</text:p>
          </table:table-cell>
          <table:table-cell office:value-type="float" office:value="166" table:style-name="ce9">
            <text:p><text:s/>166<text:s/></text:p>
          </table:table-cell>
          <table:table-cell office:value-type="float" office:value="166" table:style-name="ce9">
            <text:p><text:s/>166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辦理台東市豐年路一段312號至一段324巷10號前排水溝改善工程</text:p>
          </table:table-cell>
          <table:table-cell office:value-type="string" table:style-name="ce13">
            <text:p>臺東市</text:p>
          </table:table-cell>
          <table:table-cell office:value-type="float" office:value="250" table:style-name="ce9">
            <text:p><text:s/>250<text:s/>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志峰</text:p>
          </table:table-cell>
          <table:table-cell office:value-type="string" table:style-name="ce15">
            <text:p>議員建議--辦理台東市中興路三段23巷(A、B、C、D段)AC改善工程</text:p>
          </table:table-cell>
          <table:table-cell office:value-type="string" table:style-name="ce13">
            <text:p>臺東市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洪宗楷</text:p>
          </table:table-cell>
          <table:table-cell office:value-type="string" table:style-name="ce15">
            <text:p>議員建議--辦理臺東分局馬蘭派出所辦公廳廁所修繕工程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台灣頭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吳景槐</text:p>
          </table:table-cell>
          <table:table-cell office:value-type="string" table:style-name="ce15">
            <text:p>議員建議--大武分局購置分局長辦公室設備</text:p>
          </table:table-cell>
          <table:table-cell office:value-type="string" table:style-name="ce13">
            <text:p>大武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大武分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招美傢俱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成功分局都蘭派出所購置電腦、液晶螢幕、碎紙機設備</text:p>
          </table:table-cell>
          <table:table-cell office:value-type="string" table:style-name="ce13">
            <text:p>東河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成功分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臺東分局第四組購置沙發椅等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一家傢俱行、笙暘科技企業社、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人事室購置辦公室OA、屏風、活動櫃等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翰誠企業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胡秋金</text:p>
          </table:table-cell>
          <table:table-cell office:value-type="string" table:style-name="ce15">
            <text:p>議員建議--人事室購置辦公室OA、屏風、活動櫃等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翰誠企業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謝賢裕</text:p>
          </table:table-cell>
          <table:table-cell office:value-type="string" table:style-name="ce15">
            <text:p>議員建議--辦理教師及學生車棚整修工程</text:p>
          </table:table-cell>
          <table:table-cell office:value-type="string" table:style-name="ce13">
            <text:p>綠島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綠島鄉綠島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晟邦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辦理中華路三段137巷道路改善工程</text:p>
          </table:table-cell>
          <table:table-cell office:value-type="string" table:style-name="ce13">
            <text:p>臺東市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辦理成都南路80巷路面改善工程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購置字幕機及割草機設備</text:p>
          </table:table-cell>
          <table:table-cell office:value-type="string" table:style-name="ce13">
            <text:p>鹿野鄉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鹿野鄉鹿野國中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正益儀器有限公司、樂多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洪宗楷</text:p>
          </table:table-cell>
          <table:table-cell office:value-type="string" table:style-name="ce15">
            <text:p>議員建議--辦理台東市中正路100巷路面改善工程</text:p>
          </table:table-cell>
          <table:table-cell office:value-type="string" table:style-name="ce13">
            <text:p>臺東市</text:p>
          </table:table-cell>
          <table:table-cell office:value-type="float" office:value="113" table:style-name="ce9">
            <text:p><text:s/>113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章正輝</text:p>
          </table:table-cell>
          <table:table-cell office:value-type="string" table:style-name="ce15">
            <text:p>議員建議--購置104年度改善教學環境設備</text:p>
          </table:table-cell>
          <table:table-cell office:value-type="string" table:style-name="ce13">
            <text:p>金峰鄉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金峰鄉介達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和建行、知本通訊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洪宗楷</text:p>
          </table:table-cell>
          <table:table-cell office:value-type="string" table:style-name="ce15">
            <text:p>議員建議--購置幼兒藝術人文音樂表演藝術課程改善設備</text:p>
          </table:table-cell>
          <table:table-cell office:value-type="string" table:style-name="ce13">
            <text:p>臺東市</text:p>
          </table:table-cell>
          <table:table-cell office:value-type="float" office:value="75" table:style-name="ce9">
            <text:p><text:s/>75<text:s/></text:p>
          </table:table-cell>
          <table:table-cell office:value-type="float" office:value="75" table:style-name="ce9">
            <text:p><text:s/>75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立新生幼兒園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小朋友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張順成</text:p>
          </table:table-cell>
          <table:table-cell office:value-type="string" table:style-name="ce15">
            <text:p>議員建議--關山大隊購置辦公室影印機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正益儀器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吳景槐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48" table:style-name="ce9">
            <text:p><text:s/>4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荖花荖葉包裝加工職業工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元組資訊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辦理中山路154巷及178巷路面改善工程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購置充實教學環境設備</text:p>
          </table:table-cell>
          <table:table-cell office:value-type="string" table:style-name="ce13">
            <text:p>池上鄉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池上鄉福原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臺東分局富岡派出所辦理後廣場綠美化工程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辦理月眉1鄰護欄改善工程</text:p>
          </table:table-cell>
          <table:table-cell office:value-type="string" table:style-name="ce13">
            <text:p>關山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饒慶鈴</text:p>
          </table:table-cell>
          <table:table-cell office:value-type="string" table:style-name="ce15">
            <text:p>議員建議--辦理月眉1鄰護欄改善工程</text:p>
          </table:table-cell>
          <table:table-cell office:value-type="string" table:style-name="ce13">
            <text:p>關山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陳志峰</text:p>
          </table:table-cell>
          <table:table-cell office:value-type="string" table:style-name="ce15">
            <text:p>議員建議--特搜分隊購置104年度山域救助裝備及辦公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順發電腦股份有限公司台東分公司、烜毅實業有限公司、全國電子股份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李建智</text:p>
          </table:table-cell>
          <table:table-cell office:value-type="string" table:style-name="ce15">
            <text:p>議員建議--購置104年充實體能訓練器材設備</text:p>
          </table:table-cell>
          <table:table-cell office:value-type="string" table:style-name="ce13">
            <text:p>臺東市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豐里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購置充實教學環境設備</text:p>
          </table:table-cell>
          <table:table-cell office:value-type="string" table:style-name="ce13">
            <text:p>臺東市</text:p>
          </table:table-cell>
          <table:table-cell office:value-type="float" office:value="500" table:style-name="ce9">
            <text:p><text:s/>500<text:s/>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豐田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購置充實教學環境設備</text:p>
          </table:table-cell>
          <table:table-cell office:value-type="string" table:style-name="ce13">
            <text:p>臺東市</text:p>
          </table:table-cell>
          <table:table-cell office:value-type="float" office:value="500" table:style-name="ce9">
            <text:p><text:s/>500<text:s/>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豐田國小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李建智</text:p>
          </table:table-cell>
          <table:table-cell office:value-type="string" table:style-name="ce15">
            <text:p>議員建議--購置充實幼兒體育器材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豐年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成功教育用品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購置充實農業體驗教室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辦理鹿野鄉瑞源村農田旁邊坡改善工程</text:p>
          </table:table-cell>
          <table:table-cell office:value-type="string" table:style-name="ce13">
            <text:p>鹿野鄉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鹿野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辦理鹿野鄉瑞源村農田旁邊坡改善工程</text:p>
          </table:table-cell>
          <table:table-cell office:value-type="string" table:style-name="ce13">
            <text:p>鹿野鄉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鹿野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購置電腦設備</text:p>
          </table:table-cell>
          <table:table-cell office:value-type="string" table:style-name="ce13">
            <text:p>鹿野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原住民陽光文化創作發展協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購置充實辦公室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豐年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東峰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辦理北溪聯絡道路改善工程</text:p>
          </table:table-cell>
          <table:table-cell office:value-type="string" table:style-name="ce13">
            <text:p>長濱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長濱鄉公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中央土木包工業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田石雄</text:p>
          </table:table-cell>
          <table:table-cell office:value-type="string" table:style-name="ce15">
            <text:p>議員建議--購置速印機設備</text:p>
          </table:table-cell>
          <table:table-cell office:value-type="string" table:style-name="ce13">
            <text:p>大武鄉</text:p>
          </table:table-cell>
          <table:table-cell office:value-type="float" office:value="91" table:style-name="ce9">
            <text:p><text:s/>91<text:s/></text:p>
          </table:table-cell>
          <table:table-cell office:value-type="float" office:value="91" table:style-name="ce9">
            <text:p><text:s/>91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大武國中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環工企業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購置公共空間書法藝術裝置設備</text:p>
          </table:table-cell>
          <table:table-cell office:value-type="string" table:style-name="ce13">
            <text:p>池上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池上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翁麗吟</text:p>
          </table:table-cell>
          <table:table-cell office:value-type="string" table:style-name="ce15">
            <text:p>議員建議--購置104年宮內部辦公設備</text:p>
          </table:table-cell>
          <table:table-cell office:value-type="string" table:style-name="ce13">
            <text:p>太麻里鄉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至善宮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振裕傢俱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購置104年充實樂團樂器</text:p>
          </table:table-cell>
          <table:table-cell office:value-type="string" table:style-name="ce13">
            <text:p>關山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關山鎮生活美學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弦音樂器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辦理月眉5、7鄰水溝涵管改善工程</text:p>
          </table:table-cell>
          <table:table-cell office:value-type="string" table:style-name="ce13">
            <text:p>關山鎮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林琮翰</text:p>
          </table:table-cell>
          <table:table-cell office:value-type="string" table:style-name="ce15">
            <text:p>議員建議--購置數位相機等設備</text:p>
          </table:table-cell>
          <table:table-cell office:value-type="string" table:style-name="ce13">
            <text:p>卑南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卑南族民族自治事務促進發展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元美照相材料行,廣能科技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充實體育教學設備</text:p>
          </table:table-cell>
          <table:table-cell office:value-type="string" table:style-name="ce13">
            <text:p>卑南鄉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立初鹿國中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翁麗吟</text:p>
          </table:table-cell>
          <table:table-cell office:value-type="string" table:style-name="ce15">
            <text:p>議員建議--購置宿舍設備</text:p>
          </table:table-cell>
          <table:table-cell office:value-type="string" table:style-name="ce13">
            <text:p>綠島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綠島鄉公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大潤發流通事業股份有限公司、金鑄商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洪宗楷</text:p>
          </table:table-cell>
          <table:table-cell office:value-type="string" table:style-name="ce15">
            <text:p>議員建議--關山大隊關山分隊購置救災救護現場錄影裝備設備</text:p>
          </table:table-cell>
          <table:table-cell office:value-type="string" table:style-name="ce13">
            <text:p>關山鎮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叁拾肆號倉庫精品館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辦理改善及充實辦公室修繕工程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豐榮國小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張萬生</text:p>
          </table:table-cell>
          <table:table-cell office:value-type="string" table:style-name="ce15">
            <text:p>議員建議--購置改善校園廣播擴音設備</text:p>
          </table:table-cell>
          <table:table-cell office:value-type="string" table:style-name="ce13">
            <text:p>鹿野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鹿野鄉瑞源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傳晟事業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張順成</text:p>
          </table:table-cell>
          <table:table-cell office:value-type="string" table:style-name="ce15">
            <text:p>議員建議--關山分局購置跨機關合作移動辦公室設備</text:p>
          </table:table-cell>
          <table:table-cell office:value-type="string" table:style-name="ce13">
            <text:p>關山鎮</text:p>
          </table:table-cell>
          <table:table-cell office:value-type="float" office:value="65" table:style-name="ce9">
            <text:p><text:s/>65<text:s/></text:p>
          </table:table-cell>
          <table:table-cell office:value-type="float" office:value="65" table:style-name="ce9">
            <text:p><text:s/>6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關山分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購置104年度視廳教室音響設備</text:p>
          </table:table-cell>
          <table:table-cell office:value-type="string" table:style-name="ce13">
            <text:p>鹿野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鹿野鄉龍田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前極視聽音響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張順成</text:p>
          </table:table-cell>
          <table:table-cell office:value-type="string" table:style-name="ce15">
            <text:p>議員建議--購置音響設備</text:p>
          </table:table-cell>
          <table:table-cell office:value-type="string" table:style-name="ce13">
            <text:p>海端鄉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天主教花蓮教區海端堂區新武天主堂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購置播音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巴布麓文化協進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欣儒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購置充實體操器材設施設備</text:p>
          </table:table-cell>
          <table:table-cell office:value-type="string" table:style-name="ce13">
            <text:p>卑南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卑南鄉大南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成功教育用品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周達三</text:p>
          </table:table-cell>
          <table:table-cell office:value-type="string" table:style-name="ce15">
            <text:p>議員建議--改善及充實教學環境設備</text:p>
          </table:table-cell>
          <table:table-cell office:value-type="string" table:style-name="ce13">
            <text:p>臺東市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73" table:style-name="ce9">
            <text:p><text:s/>73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縣東海國中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張卓然</text:p>
          </table:table-cell>
          <table:table-cell office:value-type="string" table:style-name="ce15">
            <text:p>議員建議--辦理卑南鄉利家段5404、5413-1地號10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購置網球拍穿線機設備</text:p>
          </table:table-cell>
          <table:table-cell office:value-type="string" table:style-name="ce13">
            <text:p>臺東市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台東市體育會網球委員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健元體育用品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辦理里壠里24鄰崁頂路巷道排水溝改善工程</text:p>
          </table:table-cell>
          <table:table-cell office:value-type="string" table:style-name="ce13">
            <text:p>關山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辦理里壠里24鄰崁頂路巷道排水溝改善工程</text:p>
          </table:table-cell>
          <table:table-cell office:value-type="string" table:style-name="ce13">
            <text:p>關山鎮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饒慶鈴</text:p>
          </table:table-cell>
          <table:table-cell office:value-type="string" table:style-name="ce15">
            <text:p>議員建議--辦理104年度各里路燈增設改善工程及三仙部落路燈增設改善工程</text:p>
          </table:table-cell>
          <table:table-cell office:value-type="string" table:style-name="ce13">
            <text:p>成功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卓然</text:p>
          </table:table-cell>
          <table:table-cell office:value-type="string" table:style-name="ce15">
            <text:p>議員建議--辦理104年度各里路燈增設改善工程及三仙部落路燈增設改善工程</text:p>
          </table:table-cell>
          <table:table-cell office:value-type="string" table:style-name="ce13">
            <text:p>成功鎮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辦理104年度各里路燈增設改善工程及三仙部落路燈增設改善工程</text:p>
          </table:table-cell>
          <table:table-cell office:value-type="string" table:style-name="ce13">
            <text:p>成功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辦理104年度各里路燈增設改善工程及三仙部落路燈增設改善工程</text:p>
          </table:table-cell>
          <table:table-cell office:value-type="string" table:style-name="ce13">
            <text:p>成功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高美珠</text:p>
          </table:table-cell>
          <table:table-cell office:value-type="string" table:style-name="ce15">
            <text:p>議員建議--辦理104年度各里路燈增設改善工程及三仙部落路燈增設改善工程</text:p>
          </table:table-cell>
          <table:table-cell office:value-type="string" table:style-name="ce13">
            <text:p>成功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景槐</text:p>
          </table:table-cell>
          <table:table-cell office:value-type="string" table:style-name="ce15">
            <text:p>議員建議--辦理信義路(中山路至光明路)路面改善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臺東分局東興派出所屋頂防水修繕工程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志峰</text:p>
          </table:table-cell>
          <table:table-cell office:value-type="string" table:style-name="ce15">
            <text:p>議員建議--辦理新港段新港小段677地號100噸蓄水池興建工程</text:p>
          </table:table-cell>
          <table:table-cell office:value-type="string" table:style-name="ce13">
            <text:p>成功鎮三民里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辦理新港段新港小段677地號100噸蓄水池興建工程</text:p>
          </table:table-cell>
          <table:table-cell office:value-type="string" table:style-name="ce13">
            <text:p>成功鎮三民里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辦理改善校園環境整修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仁愛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崧益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購置婦幼警察隊電腦等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購置婦幼警察隊電腦等設備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購置婦幼警察隊電腦等設備</text:p>
          </table:table-cell>
          <table:table-cell office:value-type="string" table:style-name="ce13">
            <text:p>臺東市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購置婦幼警察隊電腦等設備</text:p>
          </table:table-cell>
          <table:table-cell office:value-type="string" table:style-name="ce13">
            <text:p>臺東市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明峻電腦資訊社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許進榮</text:p>
          </table:table-cell>
          <table:table-cell office:value-type="string" table:style-name="ce15">
            <text:p>議員建議--都蘭糖廠前擋土牆工程</text:p>
          </table:table-cell>
          <table:table-cell office:value-type="string" table:style-name="ce13">
            <text:p>東河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建設處土木科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立鑫土木包工業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蔡玉玲</text:p>
          </table:table-cell>
          <table:table-cell office:value-type="string" table:style-name="ce15">
            <text:p>議員建議--購置視聽影音設備</text:p>
          </table:table-cell>
          <table:table-cell office:value-type="string" table:style-name="ce13">
            <text:p>達仁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台灣基督長老教會新化教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饒慶鈴</text:p>
          </table:table-cell>
          <table:table-cell office:value-type="string" table:style-name="ce15">
            <text:p>議員建議--充實辦公室設備</text:p>
          </table:table-cell>
          <table:table-cell office:value-type="string" table:style-name="ce13">
            <text:p>臺東市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39" table:style-name="ce9">
            <text:p><text:s/>3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營造業職業工會</text:p>
          </table:table-cell>
          <table:table-cell office:value-type="string" table:style-name="ce17">
            <text:p>依共同供應契約辦理</text:p>
          </table:table-cell>
          <table:table-cell office:value-type="string" table:style-name="ce17">
            <text:p>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充實彩色字幕機設備</text:p>
          </table:table-cell>
          <table:table-cell office:value-type="string" table:style-name="ce13">
            <text:p>成功鎮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忠孝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翁麗吟</text:p>
          </table:table-cell>
          <table:table-cell office:value-type="string" table:style-name="ce15">
            <text:p>議員建議--辦理北里村路面及擋土設施改善工程</text:p>
          </table:table-cell>
          <table:table-cell office:value-type="string" table:style-name="ce13">
            <text:p>太麻里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太麻里鄉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章正輝</text:p>
          </table:table-cell>
          <table:table-cell office:value-type="string" table:style-name="ce15">
            <text:p>議員建議--購置辦公電腦等設備</text:p>
          </table:table-cell>
          <table:table-cell office:value-type="string" table:style-name="ce13">
            <text:p>達仁鄉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達仁鄉瑪拉拉彿史排灣文化藝術發展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吉利傢俱五金百貨行,捷宇電腦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購置廣播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知本社區發展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欣儒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尤忠正</text:p>
          </table:table-cell>
          <table:table-cell office:value-type="string" table:style-name="ce15">
            <text:p>議員建議--購置104年充實及改善教學基本設備</text:p>
          </table:table-cell>
          <table:table-cell office:value-type="string" table:style-name="ce13">
            <text:p>卑南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卑南鄉利嘉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江堅壽</text:p>
          </table:table-cell>
          <table:table-cell office:value-type="string" table:style-name="ce15">
            <text:p>議員建議--購置充實辦公設備</text:p>
          </table:table-cell>
          <table:table-cell office:value-type="string" table:style-name="ce13">
            <text:p>卑南鄉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阿里擺文教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威嘉科技企業社,怡美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購置辦公相關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62" table:style-name="ce9">
            <text:p><text:s/>62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體育會玩具氣槍運動委員會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威嘉科技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購置影印機設備</text:p>
          </table:table-cell>
          <table:table-cell office:value-type="string" table:style-name="ce13">
            <text:p>關山鎮</text:p>
          </table:table-cell>
          <table:table-cell office:value-type="float" office:value="86" table:style-name="ce9">
            <text:p><text:s/>86<text:s/>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關山鎮民眾服務社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正益儀器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劉純歌</text:p>
          </table:table-cell>
          <table:table-cell office:value-type="string" table:style-name="ce15">
            <text:p>議員建議--辦理東河鄉公所隆昌村辦公處電箱修繕工程</text:p>
          </table:table-cell>
          <table:table-cell office:value-type="string" table:style-name="ce13">
            <text:p>東河鄉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東河鄉公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林琮翰</text:p>
          </table:table-cell>
          <table:table-cell office:value-type="string" table:style-name="ce15">
            <text:p>議員建議--購置電腦設備</text:p>
          </table:table-cell>
          <table:table-cell office:value-type="string" table:style-name="ce13">
            <text:p>鹿野鄉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財團法人天主教會花蓮教區鹿野堂區鹿野天主堂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購置104年兒童遊戲場改善設備</text:p>
          </table:table-cell>
          <table:table-cell office:value-type="string" table:style-name="ce13">
            <text:p>東河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興隆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臺東分局員警勤務備勤室修繕工程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購置104年會館設備</text:p>
          </table:table-cell>
          <table:table-cell office:value-type="string" table:style-name="ce13">
            <text:p>鹿野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78" table:style-name="ce9">
            <text:p><text:s/>7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鹿野鄉長青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汎星電腦社,全國家具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周達三</text:p>
          </table:table-cell>
          <table:table-cell office:value-type="string" table:style-name="ce15">
            <text:p>議員建議--購置104年度活動中心座椅收藏架設備</text:p>
          </table:table-cell>
          <table:table-cell office:value-type="string" table:style-name="ce13">
            <text:p>太麻里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太麻里鄉大王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東聯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辦理104年度圖書室外平臺設備</text:p>
          </table:table-cell>
          <table:table-cell office:value-type="string" table:style-name="ce13">
            <text:p>太麻里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太麻里鄉大王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崧益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辦理臺東市青海二段2巷PC路面鋪設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景槐</text:p>
          </table:table-cell>
          <table:table-cell office:value-type="string" table:style-name="ce15">
            <text:p>議員建議--購置辦公用電腦等設備</text:p>
          </table:table-cell>
          <table:table-cell office:value-type="string" table:style-name="ce13">
            <text:p>太麻里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太麻里地區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饒慶鈴</text:p>
          </table:table-cell>
          <table:table-cell office:value-type="string" table:style-name="ce15">
            <text:p>議員建議--辦理臺東市東海里瀝青路面改善工程</text:p>
          </table:table-cell>
          <table:table-cell office:value-type="string" table:style-name="ce13">
            <text:p>臺東市</text:p>
          </table:table-cell>
          <table:table-cell office:value-type="float" office:value="400" table:style-name="ce9">
            <text:p><text:s/>400<text:s/>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辦理臺東市東海里瀝青路面改善工程</text:p>
          </table:table-cell>
          <table:table-cell office:value-type="string" table:style-name="ce13">
            <text:p>臺東市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辦理瑞和老人會館廁所改善工程</text:p>
          </table:table-cell>
          <table:table-cell office:value-type="string" table:style-name="ce13">
            <text:p>鹿野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鹿野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辦理東河鄉東河村463擋土設施改善工程</text:p>
          </table:table-cell>
          <table:table-cell office:value-type="string" table:style-name="ce13">
            <text:p>東河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辦理改善農業推廣教育中心地板工程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章正輝</text:p>
          </table:table-cell>
          <table:table-cell office:value-type="string" table:style-name="ce15">
            <text:p>議員建議--購置104年度充實教學設備</text:p>
          </table:table-cell>
          <table:table-cell office:value-type="string" table:style-name="ce13">
            <text:p>金峰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金峰鄉嘉蘭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元組資訊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章正輝</text:p>
          </table:table-cell>
          <table:table-cell office:value-type="string" table:style-name="ce15">
            <text:p>議員建議--購置割草機、鏈鋸等園藝機具設備</text:p>
          </table:table-cell>
          <table:table-cell office:value-type="string" table:style-name="ce13">
            <text:p>金峰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金峰鄉賓茂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樂多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臺東市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檳榔包裝加工職業工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吳景槐</text:p>
          </table:table-cell>
          <table:table-cell office:value-type="string" table:style-name="ce15">
            <text:p>議員建議--購置割草機及吹葉機設備</text:p>
          </table:table-cell>
          <table:table-cell office:value-type="string" table:style-name="ce13">
            <text:p>臺東市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台東市建業社區發展協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大有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江堅壽</text:p>
          </table:table-cell>
          <table:table-cell office:value-type="string" table:style-name="ce15">
            <text:p>議員建議--購置充實辦公設備</text:p>
          </table:table-cell>
          <table:table-cell office:value-type="string" table:style-name="ce13">
            <text:p>卑南鄉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卑南鄉民眾服務社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鼎立企業社,欣儒企業社,威嘉科技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陳志峰</text:p>
          </table:table-cell>
          <table:table-cell office:value-type="string" table:style-name="ce15">
            <text:p>議員建議--臺東大隊臺東義消分隊購置搶救災害救助鞋裝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宏茂文具贈品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購置臺東大隊綠島分隊辦公廳設備</text:p>
          </table:table-cell>
          <table:table-cell office:value-type="string" table:style-name="ce13">
            <text:p>綠島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臺東大隊綠島分隊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暘晟冷氣冷凍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購置氣壓活動式投影布幕、彩色雷射印表機設備</text:p>
          </table:table-cell>
          <table:table-cell office:value-type="string" table:style-name="ce13">
            <text:p>鹿野鄉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鹿野鄉永昌社區發展協會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環工企業有限公司,環藝科技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購置辦公室資訊設備</text:p>
          </table:table-cell>
          <table:table-cell office:value-type="string" table:style-name="ce13">
            <text:p>關山鎮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關山地政事務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山本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辦理洗手台皂盒及宿舍整修工程</text:p>
          </table:table-cell>
          <table:table-cell office:value-type="string" table:style-name="ce13">
            <text:p>臺東市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富岡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佑騰水電工程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購置農機設備</text:p>
          </table:table-cell>
          <table:table-cell office:value-type="string" table:style-name="ce13">
            <text:p>卑南鄉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灣省青果運銷合作社東臺分社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僑原農機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購置103學年度改善教學環境設備</text:p>
          </table:table-cell>
          <table:table-cell office:value-type="string" table:style-name="ce13">
            <text:p>長濱鄉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長濱鄉長濱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購置東河鄉都蘭番荔枝產銷班農業生產設備</text:p>
          </table:table-cell>
          <table:table-cell office:value-type="string" table:style-name="ce13">
            <text:p>東河鄉</text:p>
          </table:table-cell>
          <table:table-cell office:value-type="float" office:value="37" table:style-name="ce9">
            <text:p><text:s/>37<text:s/></text:p>
          </table:table-cell>
          <table:table-cell office:value-type="float" office:value="37" table:style-name="ce9">
            <text:p><text:s/>3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農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東皇昌五金工具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購置104年度改善教室資訊化教學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東海國小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田石雄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130" table:style-name="ce9">
            <text:p><text:s/>130<text:s/>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許進榮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翁麗吟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周達三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李建智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陳志峰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謝賢裕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吳景槐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尤忠正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蔡玉玲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林東滿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林琮翰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王飛龍</text:p>
          </table:table-cell>
          <table:table-cell office:value-type="string" table:style-name="ce15">
            <text:p>議員建議--辦理本局保交大樓廚房、餐廳、電腦教室、備勤室及2、3樓男女盥洗室整修工程</text:p>
          </table:table-cell>
          <table:table-cell office:value-type="string" table:style-name="ce13">
            <text:p>臺東市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辦理長濱鄉長濱村下坑聚落環境改善工程</text:p>
          </table:table-cell>
          <table:table-cell office:value-type="string" table:style-name="ce13">
            <text:p>長濱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長濱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關山大隊關山分隊購置擴充辦公設備</text:p>
          </table:table-cell>
          <table:table-cell office:value-type="string" table:style-name="ce13">
            <text:p>關山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山葉車業行、利豐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成功大隊辦理充實軟殼裝備</text:p>
          </table:table-cell>
          <table:table-cell office:value-type="string" table:style-name="ce13">
            <text:p>成功鎮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天德</text:p>
          </table:table-cell>
          <table:table-cell office:value-type="string" table:style-name="ce15">
            <text:p>議員建議--購置單眼相機設備</text:p>
          </table:table-cell>
          <table:table-cell office:value-type="string" table:style-name="ce13">
            <text:p>臺東市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財團法人紀守常紀念文教基金會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元美照相材料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購置改善音響廣播設備</text:p>
          </table:table-cell>
          <table:table-cell office:value-type="string" table:style-name="ce13">
            <text:p>東河鄉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立都蘭國中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順成</text:p>
          </table:table-cell>
          <table:table-cell office:value-type="string" table:style-name="ce15">
            <text:p>議員建議--購置擴音機等設備</text:p>
          </table:table-cell>
          <table:table-cell office:value-type="string" table:style-name="ce13">
            <text:p>海端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海端鄉瑪拉斯達邦永續協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尤忠正</text:p>
          </table:table-cell>
          <table:table-cell office:value-type="string" table:style-name="ce15">
            <text:p>議員建議--辦理東園三街排水溝改善工程</text:p>
          </table:table-cell>
          <table:table-cell office:value-type="string" table:style-name="ce13">
            <text:p>卑南鄉</text:p>
          </table:table-cell>
          <table:table-cell office:value-type="float" office:value="900" table:style-name="ce9">
            <text:p><text:s/>900<text:s/></text:p>
          </table:table-cell>
          <table:table-cell office:value-type="float" office:value="900" table:style-name="ce9">
            <text:p><text:s/>9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卑南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王飛龍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社團法人臺東縣向日葵關懷協會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台灣富士全錄股份有限公司 台東分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購置單槍投影機及移動式音響設備</text:p>
          </table:table-cell>
          <table:table-cell office:value-type="string" table:style-name="ce13">
            <text:p>綠島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綠島鄉公館國小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元組資訊企業社、綜泰科技企業社、傳晟事業有限公司、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購置改善教學環境充實體健設備</text:p>
          </table:table-cell>
          <table:table-cell office:value-type="string" table:style-name="ce13">
            <text:p>東河鄉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東河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購置會議室字幕機設備</text:p>
          </table:table-cell>
          <table:table-cell office:value-type="string" table:style-name="ce13">
            <text:p>鹿野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鹿野地區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購置幼兒教室鋁製門框與不銹鋼幼兒座椅改善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立新生幼兒園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辦理關山分局關山派出所員警宿舍屋頂防漏修繕工程</text:p>
          </table:table-cell>
          <table:table-cell office:value-type="string" table:style-name="ce13">
            <text:p>關山鎮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24" table:style-name="ce9">
            <text:p><text:s/>24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關山分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江堅壽</text:p>
          </table:table-cell>
          <table:table-cell office:value-type="string" table:style-name="ce15">
            <text:p>議員建議--購置改善教學環境設備</text:p>
          </table:table-cell>
          <table:table-cell office:value-type="string" table:style-name="ce13">
            <text:p>關山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關山國中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購置104年度改善充實行政與教學環境設備</text:p>
          </table:table-cell>
          <table:table-cell office:value-type="string" table:style-name="ce13">
            <text:p>長濱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長濱鄉樟原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蔡玉玲</text:p>
          </table:table-cell>
          <table:table-cell office:value-type="string" table:style-name="ce15">
            <text:p>議員建議--購置液晶電視等設備</text:p>
          </table:table-cell>
          <table:table-cell office:value-type="string" table:style-name="ce13">
            <text:p>金峰鄉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台灣基督長老教會新興教會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宏宜企業社,大同綜合訊電股份有限公司,捷宇電腦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購置太鼓樂器設備</text:p>
          </table:table-cell>
          <table:table-cell office:value-type="string" table:style-name="ce13">
            <text:p>臺東市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豐榮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順成</text:p>
          </table:table-cell>
          <table:table-cell office:value-type="string" table:style-name="ce15">
            <text:p>議員建議--購置視聽相關設備</text:p>
          </table:table-cell>
          <table:table-cell office:value-type="string" table:style-name="ce13">
            <text:p>卑南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卑南鄉東成國小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正益儀器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饒慶鈴</text:p>
          </table:table-cell>
          <table:table-cell office:value-type="string" table:style-name="ce15">
            <text:p>議員建議--辦理卑南鄉富源段1-72、1-406、1-109地號10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方賢仁</text:p>
          </table:table-cell>
          <table:table-cell office:value-type="string" table:style-name="ce15">
            <text:p>議員建議--購置臺東市大康樂聚會所音響、投影設備</text:p>
          </table:table-cell>
          <table:table-cell office:value-type="string" table:style-name="ce13">
            <text:p>臺東市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原住民伊濘文化協進會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百美行,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辦理改善生態池整修工程</text:p>
          </table:table-cell>
          <table:table-cell office:value-type="string" table:style-name="ce13">
            <text:p>長濱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長濱鄉三間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購置關山大隊關山義消分隊搶救災害必要裝備設備</text:p>
          </table:table-cell>
          <table:table-cell office:value-type="string" table:style-name="ce13">
            <text:p>關山鎮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購置關山大隊關山義消分隊搶救災害必要裝備設備</text:p>
          </table:table-cell>
          <table:table-cell office:value-type="string" table:style-name="ce13">
            <text:p>關山鎮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卓然</text:p>
          </table:table-cell>
          <table:table-cell office:value-type="string" table:style-name="ce15">
            <text:p>議員建議--購置關山大隊關山義消分隊搶救災害必要裝備設備</text:p>
          </table:table-cell>
          <table:table-cell office:value-type="string" table:style-name="ce13">
            <text:p>關山鎮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辦理卑南鄉初鹿段2669地號10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饒慶鈴</text:p>
          </table:table-cell>
          <table:table-cell office:value-type="string" table:style-name="ce15">
            <text:p>議員建議--購置東棟樓紗窗設備</text:p>
          </table:table-cell>
          <table:table-cell office:value-type="string" table:style-name="ce13">
            <text:p>臺東市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103應付歲出保留款-充實經建業務設備-(經建)專案計畫業務</text:p>
          </table:table-cell>
          <table:table-cell office:value-type="string" table:style-name="ce17">
            <text:p>臺東市富岡國小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詮佑工程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蔡玉玲</text:p>
          </table:table-cell>
          <table:table-cell office:value-type="string" table:style-name="ce15">
            <text:p>議員建議--購置臺東縣達仁鄉蔬菜產銷班第一班充實農業產銷生產設備</text:p>
          </table:table-cell>
          <table:table-cell office:value-type="string" table:style-name="ce13">
            <text:p>太麻里鄉</text:p>
          </table:table-cell>
          <table:table-cell office:value-type="float" office:value="65" table:style-name="ce9">
            <text:p><text:s/>65<text:s/></text:p>
          </table:table-cell>
          <table:table-cell office:value-type="float" office:value="65" table:style-name="ce9">
            <text:p><text:s/>6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太麻里地區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辦理鹿野鄉寶華山LED路燈改善工程</text:p>
          </table:table-cell>
          <table:table-cell office:value-type="string" table:style-name="ce13">
            <text:p>鹿野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鹿野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景槐</text:p>
          </table:table-cell>
          <table:table-cell office:value-type="string" table:style-name="ce15">
            <text:p>議員建議--辦理卑南鄉利家段5778、5755、5767地號10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辦理卑南鄉泰安段294、377地號10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辦理卑南鄉泰安段294、377地號100噸蓄水池興建工程</text:p>
          </table:table-cell>
          <table:table-cell office:value-type="string" table:style-name="ce13">
            <text:p>卑南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關山大隊購置強化山、火域救援裝備</text:p>
          </table:table-cell>
          <table:table-cell office:value-type="string" table:style-name="ce13">
            <text:p>關山鎮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雨田安防開發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陳志峰</text:p>
          </table:table-cell>
          <table:table-cell office:value-type="string" table:style-name="ce15">
            <text:p>議員建議--大武大隊暨太麻里分隊義消、婦宣及鳳凰志工購置交誼廳設備</text:p>
          </table:table-cell>
          <table:table-cell office:value-type="string" table:style-name="ce13">
            <text:p>太麻里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大武義消大隊購置防火防災教育訓練及宣導器材設備</text:p>
          </table:table-cell>
          <table:table-cell office:value-type="string" table:style-name="ce13">
            <text:p>太麻里鄉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大武消防大隊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購置會議室空調設備</text:p>
          </table:table-cell>
          <table:table-cell office:value-type="string" table:style-name="ce13">
            <text:p>成功鎮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新港國中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購置改善辦公設備</text:p>
          </table:table-cell>
          <table:table-cell office:value-type="string" table:style-name="ce13">
            <text:p>關山鎮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關山戶政事務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購置農信大樓辦公室設備</text:p>
          </table:table-cell>
          <table:table-cell office:value-type="string" table:style-name="ce13">
            <text:p>成功鎮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成功鎮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高美珠</text:p>
          </table:table-cell>
          <table:table-cell office:value-type="string" table:style-name="ce15">
            <text:p>議員建議--購置忠孝家政教室設備</text:p>
          </table:table-cell>
          <table:table-cell office:value-type="string" table:style-name="ce13">
            <text:p>成功鎮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87" table:style-name="ce9">
            <text:p><text:s/>18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成功鎮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增設寶桑四維多功能活動中心戶外運動休閒設施設備</text:p>
          </table:table-cell>
          <table:table-cell office:value-type="string" table:style-name="ce13">
            <text:p>臺東市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巴布麓文化協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辦理太麻里鄉蓄水池新建工程</text:p>
          </table:table-cell>
          <table:table-cell office:value-type="string" table:style-name="ce13">
            <text:p>太麻里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太麻里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關山大隊購置充實消防同仁搶救災害裝備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王飛龍</text:p>
          </table:table-cell>
          <table:table-cell office:value-type="string" table:style-name="ce15">
            <text:p>議員建議--關山大隊購置充實消防同仁搶救災害裝備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高美珠</text:p>
          </table:table-cell>
          <table:table-cell office:value-type="string" table:style-name="ce15">
            <text:p>議員建議--購置LED彩色字幕機及無線喊話器設備</text:p>
          </table:table-cell>
          <table:table-cell office:value-type="string" table:style-name="ce13">
            <text:p>東河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泰源國中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黃天德</text:p>
          </table:table-cell>
          <table:table-cell office:value-type="string" table:style-name="ce15">
            <text:p>議員建議--購置後勤科及駕駛室冷氣機及液晶顯示器等設備</text:p>
          </table:table-cell>
          <table:table-cell office:value-type="string" table:style-name="ce13">
            <text:p>臺東市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88" table:style-name="ce9">
            <text:p><text:s/>8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大同綜合訊電股份有限公司台東分公司更生服務站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購置充實老人體健運動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長青協會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宏宜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辦理宿舍修繕工程</text:p>
          </table:table-cell>
          <table:table-cell office:value-type="string" table:style-name="ce13">
            <text:p>海端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海端鄉廣原國小</text:p>
          </table:table-cell>
          <table:table-cell office:value-type="string" table:style-name="ce17">
            <text:p>逕洽廠商採購</text:p>
          </table:table-cell>
          <table:table-cell office:value-type="string" table:style-name="ce17">
            <text:p>宇鑫土木包工業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吳景槐</text:p>
          </table:table-cell>
          <table:table-cell office:value-type="string" table:style-name="ce15">
            <text:p>議員建議--購置廣播系統設備</text:p>
          </table:table-cell>
          <table:table-cell office:value-type="string" table:style-name="ce13">
            <text:p>卑南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太平文衡殿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辦理鹿野鄉龍田村簡易自來水改善工程</text:p>
          </table:table-cell>
          <table:table-cell office:value-type="string" table:style-name="ce13">
            <text:p>鹿野鄉</text:p>
          </table:table-cell>
          <table:table-cell office:value-type="float" office:value="250" table:style-name="ce9">
            <text:p><text:s/>250<text:s/>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鹿野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天德</text:p>
          </table:table-cell>
          <table:table-cell office:value-type="string" table:style-name="ce15">
            <text:p>議員建議--蘭嶼鄉衛生所購置門診醫療身高體重計及血壓計設備</text:p>
          </table:table-cell>
          <table:table-cell office:value-type="string" table:style-name="ce13">
            <text:p>蘭嶼鄉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衛生局</text:p>
          </table:table-cell>
          <table:table-cell office:value-type="string" table:style-name="ce17">
            <text:p>逕洽廠商辦理</text:p>
          </table:table-cell>
          <table:table-cell office:value-type="string" table:style-name="ce17">
            <text:p>東科醫療儀器材料行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購置104年度充實建置稻米產銷班第2班農業生產設備</text:p>
          </table:table-cell>
          <table:table-cell office:value-type="string" table:style-name="ce13">
            <text:p>長濱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長濱鄉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購置會議桌設備</text:p>
          </table:table-cell>
          <table:table-cell office:value-type="string" table:style-name="ce13">
            <text:p>關山鎮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關山鎮電光社區發展協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辦理豐年機場旁道路護欄新建工程</text:p>
          </table:table-cell>
          <table:table-cell office:value-type="string" table:style-name="ce13">
            <text:p>臺東市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48" table:style-name="ce9">
            <text:p><text:s/>4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建設處土木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方賢仁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商業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購置風雨教室音響設備</text:p>
          </table:table-cell>
          <table:table-cell office:value-type="string" table:style-name="ce13">
            <text:p>臺東市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知本國中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購置充實播音設備</text:p>
          </table:table-cell>
          <table:table-cell office:value-type="string" table:style-name="ce13">
            <text:p>關山鎮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5" table:style-name="ce9">
            <text:p><text:s/>2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卜萊雅藝術團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辦理電光15鄰路面坡度改善工程</text:p>
          </table:table-cell>
          <table:table-cell office:value-type="string" table:style-name="ce13">
            <text:p>關山鎮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購置改善教學環境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台東市寶桑國中</text:p>
          </table:table-cell>
          <table:table-cell office:value-type="string" table:style-name="ce17">
            <text:p>逕洽廠商採購及共同供應契約辦理</text:p>
          </table:table-cell>
          <table:table-cell office:value-type="string" table:style-name="ce17">
            <text:p>裕豐企業社、元組資訊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高美珠</text:p>
          </table:table-cell>
          <table:table-cell office:value-type="string" table:style-name="ce15">
            <text:p>議員建議--辦理和平、三仙社區路燈改善工程</text:p>
          </table:table-cell>
          <table:table-cell office:value-type="string" table:style-name="ce13">
            <text:p>成功鎮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尤忠正</text:p>
          </table:table-cell>
          <table:table-cell office:value-type="string" table:style-name="ce15">
            <text:p>議員建議--購置充實辦公室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原住民彩虹婦女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饒慶鈴</text:p>
          </table:table-cell>
          <table:table-cell office:value-type="string" table:style-name="ce15">
            <text:p>議員建議--購置太麻里鄉美和村辦公處設備</text:p>
          </table:table-cell>
          <table:table-cell office:value-type="string" table:style-name="ce13">
            <text:p>太麻里鄉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太麻里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購置台東區總會辦公室暨會議廳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區漁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購置農業天然災害暨田間調查定位作業系統設備</text:p>
          </table:table-cell>
          <table:table-cell office:value-type="string" table:style-name="ce13">
            <text:p>成功鎮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辦理辦公廳鋁窗節能改善工程</text:p>
          </table:table-cell>
          <table:table-cell office:value-type="string" table:style-name="ce13">
            <text:p>關山鎮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尤忠正</text:p>
          </table:table-cell>
          <table:table-cell office:value-type="string" table:style-name="ce15">
            <text:p>議員建議--購置東興村辦公處辦公設備</text:p>
          </table:table-cell>
          <table:table-cell office:value-type="string" table:style-name="ce13">
            <text:p>卑南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卑南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綠島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綠島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方賢仁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臺東市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臺東市建業社區發展協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購置羊橋番荔枝產銷班農業生產設備</text:p>
          </table:table-cell>
          <table:table-cell office:value-type="string" table:style-name="ce13">
            <text:p>東河鄉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東河鄉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購置興昌番荔枝產銷班農業生產(噴藥車)設備</text:p>
          </table:table-cell>
          <table:table-cell office:value-type="string" table:style-name="ce13">
            <text:p>東河鄉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東河鄉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購置充實臺東縣東河鄉隆昌番荔枝產銷班農業生產設備</text:p>
          </table:table-cell>
          <table:table-cell office:value-type="string" table:style-name="ce13">
            <text:p>東河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東河鄉農會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全美商行,利墾工業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黃瑞華</text:p>
          </table:table-cell>
          <table:table-cell office:value-type="string" table:style-name="ce15">
            <text:p>議員建議--辦理關山鎮公墓碧雲塔輕鋼架修護工程</text:p>
          </table:table-cell>
          <table:table-cell office:value-type="string" table:style-name="ce13">
            <text:p>關山鎮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翁麗吟</text:p>
          </table:table-cell>
          <table:table-cell office:value-type="string" table:style-name="ce15">
            <text:p>議員建議--辦理關山鎮公墓碧雲塔輕鋼架修護工程</text:p>
          </table:table-cell>
          <table:table-cell office:value-type="string" table:style-name="ce13">
            <text:p>關山鎮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關山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高美珠</text:p>
          </table:table-cell>
          <table:table-cell office:value-type="string" table:style-name="ce15">
            <text:p>議員建議--購置104年度行政辦公室設播</text:p>
          </table:table-cell>
          <table:table-cell office:value-type="string" table:style-name="ce13">
            <text:p>太麻里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太麻里鄉大王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購置改善教學環境設備</text:p>
          </table:table-cell>
          <table:table-cell office:value-type="string" table:style-name="ce13">
            <text:p>長濱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長濱鄉長濱國中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購置東河鄉尚德柑桔產銷班農業生產設備</text:p>
          </table:table-cell>
          <table:table-cell office:value-type="string" table:style-name="ce13">
            <text:p>東河鄉</text:p>
          </table:table-cell>
          <table:table-cell office:value-type="float" office:value="26" table:style-name="ce9">
            <text:p><text:s/>26<text:s/>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購置臺東縣東河鄉泰源梅子產銷班農業生產設備</text:p>
          </table:table-cell>
          <table:table-cell office:value-type="string" table:style-name="ce13">
            <text:p>東河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購置東河鄉果樹產銷班第39班農業生產設備</text:p>
          </table:table-cell>
          <table:table-cell office:value-type="string" table:style-name="ce13">
            <text:p>東河鄉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購置東河鄉果樹產銷班第39班農業生產設備</text:p>
          </table:table-cell>
          <table:table-cell office:value-type="string" table:style-name="ce13">
            <text:p>東河鄉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章正輝</text:p>
          </table:table-cell>
          <table:table-cell office:value-type="string" table:style-name="ce15">
            <text:p>議員建議--購置104年度改善課後陪讀班桌椅設備</text:p>
          </table:table-cell>
          <table:table-cell office:value-type="string" table:style-name="ce13">
            <text:p>太麻里鄉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原住民家庭照顧者關懷協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購置充實視聽器(移動式擴音)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新園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辦理東河鄉大馬段82-1路面改善工程</text:p>
          </table:table-cell>
          <table:table-cell office:value-type="string" table:style-name="ce13">
            <text:p>東河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購置辦公椅設備</text:p>
          </table:table-cell>
          <table:table-cell office:value-type="string" table:style-name="ce13">
            <text:p>成功鎮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饒慶鈴</text:p>
          </table:table-cell>
          <table:table-cell office:value-type="string" table:style-name="ce15">
            <text:p>議員建議--購置空調及遮雨棚設備</text:p>
          </table:table-cell>
          <table:table-cell office:value-type="string" table:style-name="ce13">
            <text:p>成功鎮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天德</text:p>
          </table:table-cell>
          <table:table-cell office:value-type="string" table:style-name="ce15">
            <text:p>議員建議--購置充實教學環境設備</text:p>
          </table:table-cell>
          <table:table-cell office:value-type="string" table:style-name="ce13">
            <text:p>臺東市</text:p>
          </table:table-cell>
          <table:table-cell office:value-type="float" office:value="1000" table:style-name="ce9">
            <text:p><text:s/>1,000<text:s/>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豐田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購置辦公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商業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江堅壽</text:p>
          </table:table-cell>
          <table:table-cell office:value-type="string" table:style-name="ce15">
            <text:p>議員建議--購置藝術與人文領域教學(版畫)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南王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李建智</text:p>
          </table:table-cell>
          <table:table-cell office:value-type="string" table:style-name="ce15">
            <text:p>議員建議--購置改善溜冰教學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康樂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辦理竹湖村石門溪擋土牆改善工程</text:p>
          </table:table-cell>
          <table:table-cell office:value-type="string" table:style-name="ce13">
            <text:p>長濱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長濱鄉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宏宗</text:p>
          </table:table-cell>
          <table:table-cell office:value-type="string" table:style-name="ce15">
            <text:p>議員建議--辦理海端鄉紅石段興建蓄水池工程</text:p>
          </table:table-cell>
          <table:table-cell office:value-type="string" table:style-name="ce13">
            <text:p>海端鄉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購置改善教職員單身宿舍設備</text:p>
          </table:table-cell>
          <table:table-cell office:value-type="string" table:style-name="ce13">
            <text:p>東河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東河鄉泰源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洪宗楷</text:p>
          </table:table-cell>
          <table:table-cell office:value-type="string" table:style-name="ce15">
            <text:p>議員建議--購置擴音器、相機、筆記型電腦設備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家庭照顧者關懷協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周達三</text:p>
          </table:table-cell>
          <table:table-cell office:value-type="string" table:style-name="ce15">
            <text:p>議員建議--災害預防科購置防火宣導暨消防安全檢查裝備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順成</text:p>
          </table:table-cell>
          <table:table-cell office:value-type="string" table:style-name="ce15">
            <text:p>議員建議--購置音響設備</text:p>
          </table:table-cell>
          <table:table-cell office:value-type="string" table:style-name="ce13">
            <text:p>海端鄉</text:p>
          </table:table-cell>
          <table:table-cell office:value-type="float" office:value="110" table:style-name="ce9">
            <text:p><text:s/>110<text:s/>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天主教花蓮教區海端堂區加拿天主堂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宏宜企業社,成功教育用品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購置104年度教學設備</text:p>
          </table:table-cell>
          <table:table-cell office:value-type="string" table:style-name="ce13">
            <text:p>海端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海端鄉霧鹿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購置充實綠島國中辦公及宿舍設備</text:p>
          </table:table-cell>
          <table:table-cell office:value-type="string" table:style-name="ce13">
            <text:p>綠島鄉</text:p>
          </table:table-cell>
          <table:table-cell office:value-type="float" office:value="85" table:style-name="ce9">
            <text:p><text:s/>85<text:s/></text:p>
          </table:table-cell>
          <table:table-cell office:value-type="float" office:value="85" table:style-name="ce9">
            <text:p><text:s/>8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綠島國中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琮翰</text:p>
          </table:table-cell>
          <table:table-cell office:value-type="string" table:style-name="ce15">
            <text:p>議員建議--臺東縣單親家庭服務中心購置104年度安心課後輔導班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社團法人臺灣安心家庭關懷協會</text:p>
          </table:table-cell>
          <table:table-cell office:value-type="string" table:style-name="ce17">
            <text:p>小額採購</text:p>
          </table:table-cell>
          <table:table-cell office:value-type="string" table:style-name="ce17">
            <text:p>峰汎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王飛龍</text:p>
          </table:table-cell>
          <table:table-cell office:value-type="string" table:style-name="ce15">
            <text:p>議員建議--臺東分局知本所購置冷氣機等設備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天德</text:p>
          </table:table-cell>
          <table:table-cell office:value-type="string" table:style-name="ce15">
            <text:p>議員建議--臺東分局建蘭派出所購置值勤臺設備</text:p>
          </table:table-cell>
          <table:table-cell office:value-type="string" table:style-name="ce13">
            <text:p>臺東市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萬生</text:p>
          </table:table-cell>
          <table:table-cell office:value-type="string" table:style-name="ce15">
            <text:p>議員建議--購置充實播音設備</text:p>
          </table:table-cell>
          <table:table-cell office:value-type="string" table:style-name="ce13">
            <text:p>鹿野鄉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馬卡巴嗨原舞團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高美珠</text:p>
          </table:table-cell>
          <table:table-cell office:value-type="string" table:style-name="ce15">
            <text:p>議員建議--購置會議室廣播系統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仁愛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辦理成都南路80巷路面改善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辦理成都南路80巷路面改善工程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景槐</text:p>
          </table:table-cell>
          <table:table-cell office:value-type="string" table:style-name="ce15">
            <text:p>議員建議--辦理正氣北路230巷路面改善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景槐</text:p>
          </table:table-cell>
          <table:table-cell office:value-type="string" table:style-name="ce15">
            <text:p>議員建議--辦理永安街209號旁路面改善工程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饒慶鈴</text:p>
          </table:table-cell>
          <table:table-cell office:value-type="string" table:style-name="ce15">
            <text:p>議員建議--辦理四川路一段816號前水溝新建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志峰</text:p>
          </table:table-cell>
          <table:table-cell office:value-type="string" table:style-name="ce15">
            <text:p>議員建議--辦理四川路一段816號前水溝新建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東滿</text:p>
          </table:table-cell>
          <table:table-cell office:value-type="string" table:style-name="ce15">
            <text:p>議員建議--辦理忠仁里新港段八邊小段571地號駁坎復建工程</text:p>
          </table:table-cell>
          <table:table-cell office:value-type="string" table:style-name="ce13">
            <text:p>成功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王飛龍</text:p>
          </table:table-cell>
          <table:table-cell office:value-type="string" table:style-name="ce15">
            <text:p>議員建議--購置活動式音響、置物櫃等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知本國中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購置教學環境改善實物投影機設備</text:p>
          </table:table-cell>
          <table:table-cell office:value-type="string" table:style-name="ce13">
            <text:p>綠島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綠島鄉綠島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4">
            <text:p>高美珠</text:p>
          </table:table-cell>
          <table:table-cell office:value-type="string" table:style-name="ce16">
            <text:p>議員建議--刑事警察大隊偵一隊購置筆記型電腦等設備</text:p>
          </table:table-cell>
          <table:table-cell office:value-type="string" table:style-name="ce14">
            <text:p>臺東市</text:p>
          </table:table-cell>
          <table:table-cell office:value-type="float" office:value="96" table:style-name="ce11">
            <text:p><text:s/>96<text:s/></text:p>
          </table:table-cell>
          <table:table-cell office:value-type="float" office:value="96" table:style-name="ce11">
            <text:p><text:s/>96<text:s/></text:p>
          </table:table-cell>
          <table:table-cell office:value-type="string" table:style-name="ce18">
            <text:p>充實經建業務設備-(經建)專案計畫業務</text:p>
          </table:table-cell>
          <table:table-cell office:value-type="string" table:style-name="ce18">
            <text:p>臺東縣警察局</text:p>
          </table:table-cell>
          <table:table-cell table:number-columns-repeated="2" table:style-name="ce18"/>
          <table:table-cell table:number-columns-repeated="16375" table:style-name="ce12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購置104年度充實專科教室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東海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購置會議設備</text:p>
          </table:table-cell>
          <table:table-cell office:value-type="string" table:style-name="ce13">
            <text:p>臺東市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吳氏宗親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景槐</text:p>
          </table:table-cell>
          <table:table-cell office:value-type="string" table:style-name="ce15">
            <text:p>議員建議--購置電視機及資訊設備</text:p>
          </table:table-cell>
          <table:table-cell office:value-type="string" table:style-name="ce13">
            <text:p>成功鎮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成功鎮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洪宗楷</text:p>
          </table:table-cell>
          <table:table-cell office:value-type="string" table:style-name="ce15">
            <text:p>議員建議-- 關山大隊鹿野分隊購置104年度廳舍庶務設備</text:p>
          </table:table-cell>
          <table:table-cell office:value-type="string" table:style-name="ce13">
            <text:p>鹿野鄉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消防局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謝賢裕</text:p>
          </table:table-cell>
          <table:table-cell office:value-type="string" table:style-name="ce15">
            <text:p>議員建議--綠島鄉公館西段528、556、535、524、152地號30噸蓄水池興建工程</text:p>
          </table:table-cell>
          <table:table-cell office:value-type="string" table:style-name="ce13">
            <text:p>綠島鄉</text:p>
          </table:table-cell>
          <table:table-cell office:value-type="float" office:value="400" table:style-name="ce9">
            <text:p><text:s/>400<text:s/>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農業處水土保持科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黃天德</text:p>
          </table:table-cell>
          <table:table-cell office:value-type="string" table:style-name="ce15">
            <text:p>議員建議--臺東分局朗島派出所購置分離式冷氣機等設備</text:p>
          </table:table-cell>
          <table:table-cell office:value-type="string" table:style-name="ce13">
            <text:p>臺東市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4">
            <text:p>尤忠正</text:p>
          </table:table-cell>
          <table:table-cell office:value-type="string" table:style-name="ce16">
            <text:p>議員建議--大武分局購置充實辦公設備</text:p>
          </table:table-cell>
          <table:table-cell office:value-type="string" table:style-name="ce14">
            <text:p>大武鄉</text:p>
          </table:table-cell>
          <table:table-cell office:value-type="float" office:value="94" table:style-name="ce11">
            <text:p><text:s/>94<text:s/></text:p>
          </table:table-cell>
          <table:table-cell office:value-type="float" office:value="94" table:style-name="ce11">
            <text:p><text:s/>94<text:s/></text:p>
          </table:table-cell>
          <table:table-cell office:value-type="string" table:style-name="ce18">
            <text:p>充實經建業務設備-(經建)專案計畫業務</text:p>
          </table:table-cell>
          <table:table-cell office:value-type="string" table:style-name="ce18">
            <text:p>臺東縣警察局</text:p>
          </table:table-cell>
          <table:table-cell table:number-columns-repeated="2" table:style-name="ce18"/>
          <table:table-cell table:number-columns-repeated="16375" table:style-name="ce12"/>
        </table:table-row>
        <table:table-row table:style-name="ro5">
          <table:table-cell office:value-type="string" table:style-name="ce13">
            <text:p>尤忠正</text:p>
          </table:table-cell>
          <table:table-cell office:value-type="string" table:style-name="ce15">
            <text:p>議員建議--刑事警察大隊購置偵三隊筆記型電腦等設備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志峰</text:p>
          </table:table-cell>
          <table:table-cell office:value-type="string" table:style-name="ce15">
            <text:p>議員建議--刑事警察大隊購置偵三隊筆記型電腦等設備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購置充實樂器設備</text:p>
          </table:table-cell>
          <table:table-cell office:value-type="string" table:style-name="ce13">
            <text:p>池上鄉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池上鄉池上國中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江堅壽</text:p>
          </table:table-cell>
          <table:table-cell office:value-type="string" table:style-name="ce15">
            <text:p>議員建議--購置彩色LED字幕機、組合式舞台設備</text:p>
          </table:table-cell>
          <table:table-cell office:value-type="string" table:style-name="ce13">
            <text:p>金峰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金峰鄉賓茂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王清堅</text:p>
          </table:table-cell>
          <table:table-cell office:value-type="string" table:style-name="ce15">
            <text:p>議員建議--購置行動學習設備</text:p>
          </table:table-cell>
          <table:table-cell office:value-type="string" table:style-name="ce13">
            <text:p>金峰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金峰鄉賓茂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謝賢裕</text:p>
          </table:table-cell>
          <table:table-cell office:value-type="string" table:style-name="ce15">
            <text:p>議員建議--購置104年度公館國小推展傳統技藝舞龍教學設備</text:p>
          </table:table-cell>
          <table:table-cell office:value-type="string" table:style-name="ce13">
            <text:p>綠島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綠島鄉公館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辦理仙民產道擋土牆新建工程</text:p>
          </table:table-cell>
          <table:table-cell office:value-type="string" table:style-name="ce13">
            <text:p>成功鎮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臺東分局中興派出所購置鋼製屏風等設備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田石雄</text:p>
          </table:table-cell>
          <table:table-cell office:value-type="string" table:style-name="ce15">
            <text:p>議員建議--購置辦公用電腦等設備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總工會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蔡玉玲</text:p>
          </table:table-cell>
          <table:table-cell office:value-type="string" table:style-name="ce15">
            <text:p>議員建議--購置森永天主堂傳教教學周邊設備</text:p>
          </table:table-cell>
          <table:table-cell office:value-type="string" table:style-name="ce13">
            <text:p>達仁鄉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財團法人天主教花蓮教區大武堂區森永天主堂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方賢仁</text:p>
          </table:table-cell>
          <table:table-cell office:value-type="string" table:style-name="ce15">
            <text:p>議員建議--購置電腦等設備</text:p>
          </table:table-cell>
          <table:table-cell office:value-type="string" table:style-name="ce13">
            <text:p>臺東市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43" table:style-name="ce9">
            <text:p><text:s/>43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巴布麓文化協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志峰</text:p>
          </table:table-cell>
          <table:table-cell office:value-type="string" table:style-name="ce15">
            <text:p>議員建議--購置水上教育訓練器材</text:p>
          </table:table-cell>
          <table:table-cell office:value-type="string" table:style-name="ce13">
            <text:p>臺東市</text:p>
          </table:table-cell>
          <table:table-cell office:value-type="float" office:value="94" table:style-name="ce9">
            <text:p><text:s/>94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中華民國紅十字會臺灣臺東縣支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購置體育器材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市豐榮國小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尤忠正</text:p>
          </table:table-cell>
          <table:table-cell office:value-type="string" table:style-name="ce15">
            <text:p>議員建議--辦理金崙溫泉活動中心改善工程</text:p>
          </table:table-cell>
          <table:table-cell office:value-type="string" table:style-name="ce13">
            <text:p>太麻里鄉</text:p>
          </table:table-cell>
          <table:table-cell office:value-type="float" office:value="500" table:style-name="ce9">
            <text:p><text:s/>500<text:s/>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原住民族行政處</text:p>
          </table:table-cell>
          <table:table-cell table:number-columns-repeated="2" table:style-name="ce17"/>
          <table:table-cell table:number-columns-repeated="16375"/>
        </table:table-row>
        <table:table-row table:style-name="ro4">
          <table:table-cell office:value-type="string" table:style-name="ce13">
            <text:p>章正輝</text:p>
          </table:table-cell>
          <table:table-cell office:value-type="string" table:style-name="ce15">
            <text:p>議員建議--購置資訊等設備</text:p>
          </table:table-cell>
          <table:table-cell office:value-type="string" table:style-name="ce13">
            <text:p>臺東市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達仁鄉督阿高咖瑪拉拉俯尚正統習俗文化協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劉純歌</text:p>
          </table:table-cell>
          <table:table-cell office:value-type="string" table:style-name="ce15">
            <text:p>議員建議--成功鎮舊有辦公室戶外坪臺修繕工程</text:p>
          </table:table-cell>
          <table:table-cell office:value-type="string" table:style-name="ce13">
            <text:p>成功鎮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高美珠</text:p>
          </table:table-cell>
          <table:table-cell office:value-type="string" table:style-name="ce15">
            <text:p>議員建議--辦理博愛、信義社區路燈增設改善工程</text:p>
          </table:table-cell>
          <table:table-cell office:value-type="string" table:style-name="ce13">
            <text:p>成功鎮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成功鎮公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尤忠正</text:p>
          </table:table-cell>
          <table:table-cell office:value-type="string" table:style-name="ce15">
            <text:p>議員建議--購置投影機設備</text:p>
          </table:table-cell>
          <table:table-cell office:value-type="string" table:style-name="ce13">
            <text:p>金峰鄉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台灣基督長老教會新興教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充實農民活動中心教育訓練場所設備</text:p>
          </table:table-cell>
          <table:table-cell office:value-type="string" table:style-name="ce13">
            <text:p>卑南鄉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志峰</text:p>
          </table:table-cell>
          <table:table-cell office:value-type="string" table:style-name="ce15">
            <text:p>議員建議--辦理臺東分局永樂派出所化糞池修繕工程</text:p>
          </table:table-cell>
          <table:table-cell office:value-type="string" table:style-name="ce13">
            <text:p>臺東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陳志峰</text:p>
          </table:table-cell>
          <table:table-cell office:value-type="string" table:style-name="ce15">
            <text:p>議員建議--辦理整修籃球場工程</text:p>
          </table:table-cell>
          <table:table-cell office:value-type="string" table:style-name="ce13">
            <text:p>臺東市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寶桑國中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許進榮</text:p>
          </table:table-cell>
          <table:table-cell office:value-type="string" table:style-name="ce15">
            <text:p>議員建議--臺東縣警察局婦幼隊購置104年度辦公(沙發椅組)設備</text:p>
          </table:table-cell>
          <table:table-cell office:value-type="string" table:style-name="ce13">
            <text:p>臺東市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林秀信</text:p>
          </table:table-cell>
          <table:table-cell office:value-type="string" table:style-name="ce15">
            <text:p>議員建議--關山分局鹿野分駐所辦理改善辦公廳舍內部設施修繕工程</text:p>
          </table:table-cell>
          <table:table-cell office:value-type="string" table:style-name="ce13">
            <text:p>鹿野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王飛龍</text:p>
          </table:table-cell>
          <table:table-cell office:value-type="string" table:style-name="ce15">
            <text:p>議員建議--臺東分局第一組購置電腦等設備</text:p>
          </table:table-cell>
          <table:table-cell office:value-type="string" table:style-name="ce13">
            <text:p>臺東市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警察局臺東分局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饒慶鈴</text:p>
          </table:table-cell>
          <table:table-cell office:value-type="string" table:style-name="ce15">
            <text:p>議員建議--關山鎮農會碾米廠購置包裝設備</text:p>
          </table:table-cell>
          <table:table-cell office:value-type="string" table:style-name="ce13">
            <text:p>關山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關山鎮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章正輝</text:p>
          </table:table-cell>
          <table:table-cell office:value-type="string" table:style-name="ce15">
            <text:p>議員建議--關山鎮農會碾米廠購置包裝設備</text:p>
          </table:table-cell>
          <table:table-cell office:value-type="string" table:style-name="ce13">
            <text:p>關山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關山鎮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吳秀華</text:p>
          </table:table-cell>
          <table:table-cell office:value-type="string" table:style-name="ce15">
            <text:p>議員建議--關山鎮農會碾米廠購置包裝設備</text:p>
          </table:table-cell>
          <table:table-cell office:value-type="string" table:style-name="ce13">
            <text:p>關山鎮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關山鎮農會</text:p>
          </table:table-cell>
          <table:table-cell table:number-columns-repeated="2" table:style-name="ce17"/>
          <table:table-cell table:number-columns-repeated="16375"/>
        </table:table-row>
        <table:table-row table:style-name="ro5">
          <table:table-cell office:value-type="string" table:style-name="ce13">
            <text:p>張卓然</text:p>
          </table:table-cell>
          <table:table-cell office:value-type="string" table:style-name="ce15">
            <text:p>議員建議--關山鎮農會碾米廠購置包裝設備</text:p>
          </table:table-cell>
          <table:table-cell office:value-type="string" table:style-name="ce13">
            <text:p>關山鎮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7">
            <text:p>充實經建業務設備-(經建)專案計畫業務</text:p>
          </table:table-cell>
          <table:table-cell office:value-type="string" table:style-name="ce17">
            <text:p>臺東縣關山鎮農會</text:p>
          </table:table-cell>
          <table:table-cell table:number-columns-repeated="2" table:style-name="ce17"/>
          <table:table-cell table:number-columns-repeated="16375"/>
        </table:table-row>
        <table:table-row table:style-name="ro3">
          <table:table-cell office:value-type="string" table:number-columns-spanned="3" table:number-rows-spanned="1" table:style-name="ce29">
            <text:p>合 <text:s text:c="9"/>計</text:p>
          </table:table-cell>
          <table:covered-table-cell table:number-columns-repeated="2"/>
          <table:table-cell office:value-type="float" office:value="42696" table:formula="msoxl:=SUM(D6:D396)" table:style-name="ce9">
            <text:p><text:s/>42,696<text:s/></text:p>
          </table:table-cell>
          <table:table-cell office:value-type="float" office:value="42161" table:formula="msoxl:=SUM(E6:E396)" table:style-name="ce9">
            <text:p><text:s/>42,161<text:s/></text:p>
          </table:table-cell>
          <table:table-cell table:number-columns-spanned="4" table:number-rows-spanned="1" table:style-name="ce22"/>
          <table:covered-table-cell table:number-columns-repeated="3"/>
          <table:table-cell table:number-columns-repeated="16375"/>
        </table:table-row>
        <table:table-row table:style-name="ro3">
          <table:table-cell office:value-type="string" table:style-name="ce10">
            <text:p>註：1.本表主辦機關為行政院主計總處。</text:p>
          </table:table-cell>
          <table:table-cell table:number-columns-repeated="16383" table:style-name="ce5"/>
        </table:table-row>
        <table:table-row table:style-name="ro3">
          <table:table-cell office:value-type="string" table:style-name="ce10">
            <text:p>　　2.本表第一次查填及送達期限為<text:span text:style-name="T2">7月20日前</text:span>。</text:p>
          </table:table-cell>
          <table:table-cell table:number-columns-repeated="16383" table:style-name="ce5"/>
        </table:table-row>
        <table:table-row table:number-rows-repeated="104817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Windows 使用者</dc:creator>
    <meta:creation-date>2015-07-13T03:37:43Z</meta:creation-date>
    <dc:date>2015-12-28T10:04:11Z</dc:date>
    <meta:print-date>2015-07-13T03:56:54Z</meta:print-date>
  </office:meta>
</office:document-meta>
</file>